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float" office:value="534.930678231331" calcext:value-type="float">
            <text:p>534.9306782313</text:p>
          </table:table-cell>
          <table:table-cell office:value-type="float" office:value="535.637311817563" calcext:value-type="float">
            <text:p>535.6373118176</text:p>
          </table:table-cell>
          <table:table-cell office:value-type="float" office:value="532.390203809497" calcext:value-type="float">
            <text:p>532.3902038095</text:p>
          </table:table-cell>
          <table:table-cell office:value-type="float" office:value="533.840838017366" calcext:value-type="float">
            <text:p>533.8408380174</text:p>
          </table:table-cell>
          <table:table-cell office:value-type="float" office:value="533.958269995629" calcext:value-type="float">
            <text:p>533.9582699956</text:p>
          </table:table-cell>
          <table:table-cell office:value-type="float" office:value="532.653913054516" calcext:value-type="float">
            <text:p>532.6539130545</text:p>
          </table:table-cell>
          <table:table-cell office:value-type="float" office:value="532.861148254166" calcext:value-type="float">
            <text:p>532.8611482542</text:p>
          </table:table-cell>
          <table:table-cell office:value-type="float" office:value="533.2127828135" calcext:value-type="float">
            <text:p>533.2127828135</text:p>
          </table:table-cell>
          <table:table-cell office:value-type="float" office:value="535.163056438816" calcext:value-type="float">
            <text:p>535.1630564388</text:p>
          </table:table-cell>
          <table:table-cell office:value-type="float" office:value="535.140611881027" calcext:value-type="float">
            <text:p>535.140611881</text:p>
          </table:table-cell>
          <table:table-cell office:value-type="float" office:value="533.685339802064" calcext:value-type="float">
            <text:p>533.6853398021</text:p>
          </table:table-cell>
          <table:table-cell office:value-type="float" office:value="533.333333333324" calcext:value-type="float">
            <text:p>533.3333333333</text:p>
          </table:table-cell>
          <table:table-cell office:value-type="float" office:value="533.231210032209" calcext:value-type="float">
            <text:p>533.2312100322</text:p>
          </table:table-cell>
          <table:table-cell office:value-type="float" office:value="534.105307049475" calcext:value-type="float">
            <text:p>534.1053070495</text:p>
          </table:table-cell>
          <table:table-cell office:value-type="float" office:value="533.845535814847" calcext:value-type="float">
            <text:p>533.8455358148</text:p>
          </table:table-cell>
          <table:table-cell office:value-type="float" office:value="538.681817890978" calcext:value-type="float">
            <text:p>538.681817891</text:p>
          </table:table-cell>
          <table:table-cell office:value-type="float" office:value="531.973202206394" calcext:value-type="float">
            <text:p>531.9732022064</text:p>
          </table:table-cell>
          <table:table-cell office:value-type="float" office:value="536.327936193825" calcext:value-type="float">
            <text:p>536.3279361938</text:p>
          </table:table-cell>
          <table:table-cell office:value-type="float" office:value="535.253470058673" calcext:value-type="float">
            <text:p>535.2534700587</text:p>
          </table:table-cell>
          <table:table-cell office:value-type="float" office:value="533.792385474154" calcext:value-type="float">
            <text:p>533.7923854742</text:p>
          </table:table-cell>
        </table:table-row>
        <table:table-row table:style-name="ro1">
          <table:table-cell office:value-type="float" office:value="535.58726387389" calcext:value-type="float">
            <text:p>535.5872638739</text:p>
          </table:table-cell>
          <table:table-cell office:value-type="float" office:value="531.119666821961" calcext:value-type="float">
            <text:p>531.119666822</text:p>
          </table:table-cell>
          <table:table-cell office:value-type="float" office:value="537.837339501899" calcext:value-type="float">
            <text:p>537.8373395019</text:p>
          </table:table-cell>
          <table:table-cell office:value-type="float" office:value="540.347083218212" calcext:value-type="float">
            <text:p>540.3470832182</text:p>
          </table:table-cell>
          <table:table-cell office:value-type="float" office:value="542.17701357749" calcext:value-type="float">
            <text:p>542.1770135775</text:p>
          </table:table-cell>
          <table:table-cell office:value-type="float" office:value="531.165705636137" calcext:value-type="float">
            <text:p>531.1657056361</text:p>
          </table:table-cell>
          <table:table-cell office:value-type="float" office:value="532.863553683444" calcext:value-type="float">
            <text:p>532.8635536834</text:p>
          </table:table-cell>
          <table:table-cell office:value-type="float" office:value="532.589674265251" calcext:value-type="float">
            <text:p>532.5896742653</text:p>
          </table:table-cell>
          <table:table-cell office:value-type="float" office:value="537.388849535016" calcext:value-type="float">
            <text:p>537.388849535</text:p>
          </table:table-cell>
          <table:table-cell office:value-type="float" office:value="538.14183490608" calcext:value-type="float">
            <text:p>538.1418349061</text:p>
          </table:table-cell>
          <table:table-cell office:value-type="float" office:value="537.058726942283" calcext:value-type="float">
            <text:p>537.0587269423</text:p>
          </table:table-cell>
          <table:table-cell office:value-type="float" office:value="534.948706365546" calcext:value-type="float">
            <text:p>534.9487063655</text:p>
          </table:table-cell>
          <table:table-cell office:value-type="float" office:value="533.984219678356" calcext:value-type="float">
            <text:p>533.9842196784</text:p>
          </table:table-cell>
          <table:table-cell office:value-type="float" office:value="540.400947109594" calcext:value-type="float">
            <text:p>540.4009471096</text:p>
          </table:table-cell>
          <table:table-cell office:value-type="float" office:value="540.213746439407" calcext:value-type="float">
            <text:p>540.2137464394</text:p>
          </table:table-cell>
          <table:table-cell office:value-type="float" office:value="534.600496444611" calcext:value-type="float">
            <text:p>534.6004964446</text:p>
          </table:table-cell>
          <table:table-cell office:value-type="float" office:value="540.30076984964" calcext:value-type="float">
            <text:p>540.3007698496</text:p>
          </table:table-cell>
          <table:table-cell office:value-type="float" office:value="535.89694313704" calcext:value-type="float">
            <text:p>535.896943137</text:p>
          </table:table-cell>
          <table:table-cell office:value-type="float" office:value="534.370143634233" calcext:value-type="float">
            <text:p>534.3701436342</text:p>
          </table:table-cell>
          <table:table-cell office:value-type="float" office:value="537.85733919554" calcext:value-type="float">
            <text:p>537.8573391955</text:p>
          </table:table-cell>
        </table:table-row>
        <table:table-row table:style-name="ro1">
          <table:table-cell office:value-type="float" office:value="536.142115921028" calcext:value-type="float">
            <text:p>536.142115921</text:p>
          </table:table-cell>
          <table:table-cell office:value-type="float" office:value="537.475986634377" calcext:value-type="float">
            <text:p>537.4759866344</text:p>
          </table:table-cell>
          <table:table-cell office:value-type="float" office:value="538.6015919709" calcext:value-type="float">
            <text:p>538.6015919709</text:p>
          </table:table-cell>
          <table:table-cell office:value-type="float" office:value="539.742713665697" calcext:value-type="float">
            <text:p>539.7427136657</text:p>
          </table:table-cell>
          <table:table-cell office:value-type="float" office:value="542.197180622227" calcext:value-type="float">
            <text:p>542.1971806222</text:p>
          </table:table-cell>
          <table:table-cell office:value-type="float" office:value="531.304654411829" calcext:value-type="float">
            <text:p>531.3046544118</text:p>
          </table:table-cell>
          <table:table-cell office:value-type="float" office:value="534.345847901137" calcext:value-type="float">
            <text:p>534.3458479011</text:p>
          </table:table-cell>
          <table:table-cell office:value-type="float" office:value="533.181848609756" calcext:value-type="float">
            <text:p>533.1818486098</text:p>
          </table:table-cell>
          <table:table-cell office:value-type="float" office:value="544.730849844374" calcext:value-type="float">
            <text:p>544.7308498444</text:p>
          </table:table-cell>
          <table:table-cell office:value-type="float" office:value="539.839597254981" calcext:value-type="float">
            <text:p>539.839597255</text:p>
          </table:table-cell>
          <table:table-cell office:value-type="float" office:value="540.177718618473" calcext:value-type="float">
            <text:p>540.1777186185</text:p>
          </table:table-cell>
          <table:table-cell office:value-type="float" office:value="535.519918379147" calcext:value-type="float">
            <text:p>535.5199183791</text:p>
          </table:table-cell>
          <table:table-cell office:value-type="float" office:value="533.993665500414" calcext:value-type="float">
            <text:p>533.9936655004</text:p>
          </table:table-cell>
          <table:table-cell office:value-type="float" office:value="542.439404667949" calcext:value-type="float">
            <text:p>542.4394046679</text:p>
          </table:table-cell>
          <table:table-cell office:value-type="float" office:value="538.747203237584" calcext:value-type="float">
            <text:p>538.7472032376</text:p>
          </table:table-cell>
          <table:table-cell office:value-type="float" office:value="542.427241901331" calcext:value-type="float">
            <text:p>542.4272419013</text:p>
          </table:table-cell>
          <table:table-cell office:value-type="float" office:value="547.452275162649" calcext:value-type="float">
            <text:p>547.4522751626</text:p>
          </table:table-cell>
          <table:table-cell office:value-type="float" office:value="538.495550108671" calcext:value-type="float">
            <text:p>538.4955501087</text:p>
          </table:table-cell>
          <table:table-cell office:value-type="float" office:value="537.411506796408" calcext:value-type="float">
            <text:p>537.4115067964</text:p>
          </table:table-cell>
          <table:table-cell office:value-type="float" office:value="540.69537202765" calcext:value-type="float">
            <text:p>540.6953720277</text:p>
          </table:table-cell>
        </table:table-row>
        <table:table-row table:style-name="ro1">
          <table:table-cell office:value-type="float" office:value="536.384474003726" calcext:value-type="float">
            <text:p>536.3844740037</text:p>
          </table:table-cell>
          <table:table-cell office:value-type="float" office:value="540.565462837041" calcext:value-type="float">
            <text:p>540.565462837</text:p>
          </table:table-cell>
          <table:table-cell office:value-type="float" office:value="546.729706153478" calcext:value-type="float">
            <text:p>546.7297061535</text:p>
          </table:table-cell>
          <table:table-cell office:value-type="float" office:value="538.787076820462" calcext:value-type="float">
            <text:p>538.7870768205</text:p>
          </table:table-cell>
          <table:table-cell office:value-type="float" office:value="542.046370250661" calcext:value-type="float">
            <text:p>542.0463702507</text:p>
          </table:table-cell>
          <table:table-cell office:value-type="float" office:value="527.522979016913" calcext:value-type="float">
            <text:p>527.5229790169</text:p>
          </table:table-cell>
          <table:table-cell office:value-type="float" office:value="533.920434655616" calcext:value-type="float">
            <text:p>533.9204346556</text:p>
          </table:table-cell>
          <table:table-cell office:value-type="float" office:value="535.696693205779" calcext:value-type="float">
            <text:p>535.6966932058</text:p>
          </table:table-cell>
          <table:table-cell office:value-type="float" office:value="540.813288693092" calcext:value-type="float">
            <text:p>540.8132886931</text:p>
          </table:table-cell>
          <table:table-cell office:value-type="float" office:value="538.771195431549" calcext:value-type="float">
            <text:p>538.7711954315</text:p>
          </table:table-cell>
          <table:table-cell office:value-type="float" office:value="536.816061433399" calcext:value-type="float">
            <text:p>536.8160614334</text:p>
          </table:table-cell>
          <table:table-cell office:value-type="float" office:value="535.966289780114" calcext:value-type="float">
            <text:p>535.9662897801</text:p>
          </table:table-cell>
          <table:table-cell office:value-type="float" office:value="533.43571239694" calcext:value-type="float">
            <text:p>533.4357123969</text:p>
          </table:table-cell>
          <table:table-cell office:value-type="float" office:value="543.07377907654" calcext:value-type="float">
            <text:p>543.0737790765</text:p>
          </table:table-cell>
          <table:table-cell office:value-type="float" office:value="542.303205287236" calcext:value-type="float">
            <text:p>542.3032052872</text:p>
          </table:table-cell>
          <table:table-cell office:value-type="float" office:value="549.953219428937" calcext:value-type="float">
            <text:p>549.9532194289</text:p>
          </table:table-cell>
          <table:table-cell office:value-type="float" office:value="552.738479853484" calcext:value-type="float">
            <text:p>552.7384798535</text:p>
          </table:table-cell>
          <table:table-cell office:value-type="float" office:value="537.100053316051" calcext:value-type="float">
            <text:p>537.1000533161</text:p>
          </table:table-cell>
          <table:table-cell office:value-type="float" office:value="539.2078649896" calcext:value-type="float">
            <text:p>539.2078649896</text:p>
          </table:table-cell>
          <table:table-cell office:value-type="float" office:value="548.16854531802" calcext:value-type="float">
            <text:p>548.168545318</text:p>
          </table:table-cell>
        </table:table-row>
        <table:table-row table:style-name="ro1">
          <table:table-cell office:value-type="float" office:value="539.372153738627" calcext:value-type="float">
            <text:p>539.3721537386</text:p>
          </table:table-cell>
          <table:table-cell office:value-type="float" office:value="539.310712743379" calcext:value-type="float">
            <text:p>539.3107127434</text:p>
          </table:table-cell>
          <table:table-cell office:value-type="float" office:value="546.991588313528" calcext:value-type="float">
            <text:p>546.9915883135</text:p>
          </table:table-cell>
          <table:table-cell office:value-type="float" office:value="538.567735892958" calcext:value-type="float">
            <text:p>538.567735893</text:p>
          </table:table-cell>
          <table:table-cell office:value-type="float" office:value="542.004152207185" calcext:value-type="float">
            <text:p>542.0041522072</text:p>
          </table:table-cell>
          <table:table-cell office:value-type="float" office:value="528.963606774681" calcext:value-type="float">
            <text:p>528.9636067747</text:p>
          </table:table-cell>
          <table:table-cell office:value-type="float" office:value="540.690929989671" calcext:value-type="float">
            <text:p>540.6909299897</text:p>
          </table:table-cell>
          <table:table-cell office:value-type="float" office:value="537.526694121752" calcext:value-type="float">
            <text:p>537.5266941218</text:p>
          </table:table-cell>
          <table:table-cell office:value-type="float" office:value="542.632377257701" calcext:value-type="float">
            <text:p>542.6323772577</text:p>
          </table:table-cell>
          <table:table-cell office:value-type="float" office:value="548.398744376013" calcext:value-type="float">
            <text:p>548.398744376</text:p>
          </table:table-cell>
          <table:table-cell office:value-type="float" office:value="536.838236929189" calcext:value-type="float">
            <text:p>536.8382369292</text:p>
          </table:table-cell>
          <table:table-cell office:value-type="float" office:value="538.017921209492" calcext:value-type="float">
            <text:p>538.0179212095</text:p>
          </table:table-cell>
          <table:table-cell office:value-type="float" office:value="533.605651537644" calcext:value-type="float">
            <text:p>533.6056515376</text:p>
          </table:table-cell>
          <table:table-cell office:value-type="float" office:value="546.16966135545" calcext:value-type="float">
            <text:p>546.1696613555</text:p>
          </table:table-cell>
          <table:table-cell office:value-type="float" office:value="541.733655064598" calcext:value-type="float">
            <text:p>541.7336550646</text:p>
          </table:table-cell>
          <table:table-cell office:value-type="float" office:value="548.230129775373" calcext:value-type="float">
            <text:p>548.2301297754</text:p>
          </table:table-cell>
          <table:table-cell office:value-type="float" office:value="554.878029216932" calcext:value-type="float">
            <text:p>554.8780292169</text:p>
          </table:table-cell>
          <table:table-cell office:value-type="float" office:value="537.528275329381" calcext:value-type="float">
            <text:p>537.5282753294</text:p>
          </table:table-cell>
          <table:table-cell office:value-type="float" office:value="539.2078649896" calcext:value-type="float">
            <text:p>539.2078649896</text:p>
          </table:table-cell>
          <table:table-cell office:value-type="float" office:value="546.851518965632" calcext:value-type="float">
            <text:p>546.8515189656</text:p>
          </table:table-cell>
        </table:table-row>
        <table:table-row table:style-name="ro1">
          <table:table-cell office:value-type="float" office:value="539.175713259357" calcext:value-type="float">
            <text:p>539.1757132594</text:p>
          </table:table-cell>
          <table:table-cell office:value-type="float" office:value="538.76646275313" calcext:value-type="float">
            <text:p>538.7664627531</text:p>
          </table:table-cell>
          <table:table-cell office:value-type="float" office:value="547.359090710425" calcext:value-type="float">
            <text:p>547.3590907104</text:p>
          </table:table-cell>
          <table:table-cell office:value-type="float" office:value="538.334407078418" calcext:value-type="float">
            <text:p>538.3344070784</text:p>
          </table:table-cell>
          <table:table-cell office:value-type="float" office:value="542.001242414209" calcext:value-type="float">
            <text:p>542.0012424142</text:p>
          </table:table-cell>
          <table:table-cell office:value-type="float" office:value="528.31891037862" calcext:value-type="float">
            <text:p>528.3189103786</text:p>
          </table:table-cell>
          <table:table-cell office:value-type="float" office:value="540.628636539465" calcext:value-type="float">
            <text:p>540.6286365395</text:p>
          </table:table-cell>
          <table:table-cell office:value-type="float" office:value="537.910441752446" calcext:value-type="float">
            <text:p>537.9104417524</text:p>
          </table:table-cell>
          <table:table-cell office:value-type="float" office:value="542.945287171533" calcext:value-type="float">
            <text:p>542.9452871715</text:p>
          </table:table-cell>
          <table:table-cell office:value-type="float" office:value="548.458843167308" calcext:value-type="float">
            <text:p>548.4588431673</text:p>
          </table:table-cell>
          <table:table-cell office:value-type="float" office:value="536.754828184758" calcext:value-type="float">
            <text:p>536.7548281848</text:p>
          </table:table-cell>
          <table:table-cell office:value-type="float" office:value="538.232387108204" calcext:value-type="float">
            <text:p>538.2323871082</text:p>
          </table:table-cell>
          <table:table-cell office:value-type="float" office:value="532.674225784592" calcext:value-type="float">
            <text:p>532.6742257846</text:p>
          </table:table-cell>
          <table:table-cell office:value-type="float" office:value="546.456236244194" calcext:value-type="float">
            <text:p>546.4562362442</text:p>
          </table:table-cell>
          <table:table-cell office:value-type="float" office:value="541.842312282486" calcext:value-type="float">
            <text:p>541.8423122825</text:p>
          </table:table-cell>
          <table:table-cell office:value-type="float" office:value="552.16222061297" calcext:value-type="float">
            <text:p>552.162220613</text:p>
          </table:table-cell>
          <table:table-cell office:value-type="float" office:value="556.434934096462" calcext:value-type="float">
            <text:p>556.4349340965</text:p>
          </table:table-cell>
          <table:table-cell office:value-type="float" office:value="540.750455447958" calcext:value-type="float">
            <text:p>540.750455448</text:p>
          </table:table-cell>
          <table:table-cell office:value-type="float" office:value="538.521022654611" calcext:value-type="float">
            <text:p>538.5210226546</text:p>
          </table:table-cell>
          <table:table-cell office:value-type="float" office:value="549.629364832918" calcext:value-type="float">
            <text:p>549.6293648329</text:p>
          </table:table-cell>
        </table:table-row>
        <table:table-row table:style-name="ro1">
          <table:table-cell office:value-type="float" office:value="543.595606681544" calcext:value-type="float">
            <text:p>543.5956066815</text:p>
          </table:table-cell>
          <table:table-cell office:value-type="float" office:value="539.09410314388" calcext:value-type="float">
            <text:p>539.0941031439</text:p>
          </table:table-cell>
          <table:table-cell office:value-type="float" office:value="546.827207890392" calcext:value-type="float">
            <text:p>546.8272078904</text:p>
          </table:table-cell>
          <table:table-cell office:value-type="float" office:value="538.950687409938" calcext:value-type="float">
            <text:p>538.9506874099</text:p>
          </table:table-cell>
          <table:table-cell office:value-type="float" office:value="541.874636776674" calcext:value-type="float">
            <text:p>541.8746367767</text:p>
          </table:table-cell>
          <table:table-cell office:value-type="float" office:value="536.633285310012" calcext:value-type="float">
            <text:p>536.63328531</text:p>
          </table:table-cell>
          <table:table-cell office:value-type="float" office:value="539.750563603919" calcext:value-type="float">
            <text:p>539.7505636039</text:p>
          </table:table-cell>
          <table:table-cell office:value-type="float" office:value="537.47463502946" calcext:value-type="float">
            <text:p>537.4746350295</text:p>
          </table:table-cell>
          <table:table-cell office:value-type="float" office:value="541.60514341635" calcext:value-type="float">
            <text:p>541.6051434164</text:p>
          </table:table-cell>
          <table:table-cell office:value-type="float" office:value="550.675267487033" calcext:value-type="float">
            <text:p>550.675267487</text:p>
          </table:table-cell>
          <table:table-cell office:value-type="float" office:value="539.068711279748" calcext:value-type="float">
            <text:p>539.0687112797</text:p>
          </table:table-cell>
          <table:table-cell office:value-type="float" office:value="538.221050109337" calcext:value-type="float">
            <text:p>538.2210501093</text:p>
          </table:table-cell>
          <table:table-cell office:value-type="float" office:value="532.810558847661" calcext:value-type="float">
            <text:p>532.8105588477</text:p>
          </table:table-cell>
          <table:table-cell office:value-type="float" office:value="546.456236244194" calcext:value-type="float">
            <text:p>546.4562362442</text:p>
          </table:table-cell>
          <table:table-cell office:value-type="float" office:value="541.753872420198" calcext:value-type="float">
            <text:p>541.7538724202</text:p>
          </table:table-cell>
          <table:table-cell office:value-type="float" office:value="559.760218953059" calcext:value-type="float">
            <text:p>559.7602189531</text:p>
          </table:table-cell>
          <table:table-cell office:value-type="float" office:value="557.231049984404" calcext:value-type="float">
            <text:p>557.2310499844</text:p>
          </table:table-cell>
          <table:table-cell office:value-type="float" office:value="543.401327510071" calcext:value-type="float">
            <text:p>543.4013275101</text:p>
          </table:table-cell>
          <table:table-cell office:value-type="float" office:value="538.521022654611" calcext:value-type="float">
            <text:p>538.5210226546</text:p>
          </table:table-cell>
          <table:table-cell office:value-type="float" office:value="545.213697549719" calcext:value-type="float">
            <text:p>545.2136975497</text:p>
          </table:table-cell>
        </table:table-row>
        <table:table-row table:style-name="ro1">
          <table:table-cell office:value-type="float" office:value="547.327976339212" calcext:value-type="float">
            <text:p>547.3279763392</text:p>
          </table:table-cell>
          <table:table-cell office:value-type="float" office:value="537.026108747254" calcext:value-type="float">
            <text:p>537.0261087473</text:p>
          </table:table-cell>
          <table:table-cell office:value-type="float" office:value="546.194963266665" calcext:value-type="float">
            <text:p>546.1949632667</text:p>
          </table:table-cell>
          <table:table-cell office:value-type="float" office:value="538.910565016616" calcext:value-type="float">
            <text:p>538.9105650166</text:p>
          </table:table-cell>
          <table:table-cell office:value-type="float" office:value="541.874481871006" calcext:value-type="float">
            <text:p>541.874481871</text:p>
          </table:table-cell>
          <table:table-cell office:value-type="float" office:value="536.136376618134" calcext:value-type="float">
            <text:p>536.1363766181</text:p>
          </table:table-cell>
          <table:table-cell office:value-type="float" office:value="535.166919936278" calcext:value-type="float">
            <text:p>535.1669199363</text:p>
          </table:table-cell>
          <table:table-cell office:value-type="float" office:value="536.909830917036" calcext:value-type="float">
            <text:p>536.909830917</text:p>
          </table:table-cell>
          <table:table-cell office:value-type="float" office:value="542.538291744597" calcext:value-type="float">
            <text:p>542.5382917446</text:p>
          </table:table-cell>
          <table:table-cell office:value-type="float" office:value="549.565708869937" calcext:value-type="float">
            <text:p>549.5657088699</text:p>
          </table:table-cell>
          <table:table-cell office:value-type="float" office:value="540.113650618905" calcext:value-type="float">
            <text:p>540.1136506189</text:p>
          </table:table-cell>
          <table:table-cell office:value-type="float" office:value="538.229163224175" calcext:value-type="float">
            <text:p>538.2291632242</text:p>
          </table:table-cell>
          <table:table-cell office:value-type="float" office:value="540.024216020601" calcext:value-type="float">
            <text:p>540.0242160206</text:p>
          </table:table-cell>
          <table:table-cell office:value-type="float" office:value="549.679996658505" calcext:value-type="float">
            <text:p>549.6799966585</text:p>
          </table:table-cell>
          <table:table-cell office:value-type="float" office:value="541.568199682987" calcext:value-type="float">
            <text:p>541.568199683</text:p>
          </table:table-cell>
          <table:table-cell office:value-type="float" office:value="558.956349306519" calcext:value-type="float">
            <text:p>558.9563493065</text:p>
          </table:table-cell>
          <table:table-cell office:value-type="float" office:value="556.006606002091" calcext:value-type="float">
            <text:p>556.0066060021</text:p>
          </table:table-cell>
          <table:table-cell office:value-type="float" office:value="543.884994064059" calcext:value-type="float">
            <text:p>543.8849940641</text:p>
          </table:table-cell>
          <table:table-cell office:value-type="float" office:value="538.171862035459" calcext:value-type="float">
            <text:p>538.1718620355</text:p>
          </table:table-cell>
          <table:table-cell office:value-type="float" office:value="546.692110903836" calcext:value-type="float">
            <text:p>546.6921109038</text:p>
          </table:table-cell>
        </table:table-row>
        <table:table-row table:style-name="ro1">
          <table:table-cell office:value-type="float" office:value="547.29957520843" calcext:value-type="float">
            <text:p>547.2995752084</text:p>
          </table:table-cell>
          <table:table-cell office:value-type="float" office:value="536.169335136796" calcext:value-type="float">
            <text:p>536.1693351368</text:p>
          </table:table-cell>
          <table:table-cell office:value-type="float" office:value="546.503028041614" calcext:value-type="float">
            <text:p>546.5030280416</text:p>
          </table:table-cell>
          <table:table-cell office:value-type="float" office:value="538.910560006956" calcext:value-type="float">
            <text:p>538.910560007</text:p>
          </table:table-cell>
          <table:table-cell office:value-type="float" office:value="543.63203655298" calcext:value-type="float">
            <text:p>543.632036553</text:p>
          </table:table-cell>
          <table:table-cell office:value-type="float" office:value="536.947338873329" calcext:value-type="float">
            <text:p>536.9473388733</text:p>
          </table:table-cell>
          <table:table-cell office:value-type="float" office:value="534.26333540197" calcext:value-type="float">
            <text:p>534.263335402</text:p>
          </table:table-cell>
          <table:table-cell office:value-type="float" office:value="536.338630117166" calcext:value-type="float">
            <text:p>536.3386301172</text:p>
          </table:table-cell>
          <table:table-cell office:value-type="float" office:value="542.470238552204" calcext:value-type="float">
            <text:p>542.4702385522</text:p>
          </table:table-cell>
          <table:table-cell office:value-type="float" office:value="549.725319271299" calcext:value-type="float">
            <text:p>549.7253192713</text:p>
          </table:table-cell>
          <table:table-cell office:value-type="float" office:value="540.379412662235" calcext:value-type="float">
            <text:p>540.3794126622</text:p>
          </table:table-cell>
          <table:table-cell office:value-type="float" office:value="537.485282862768" calcext:value-type="float">
            <text:p>537.4852828628</text:p>
          </table:table-cell>
          <table:table-cell office:value-type="float" office:value="546.687045568483" calcext:value-type="float">
            <text:p>546.6870455685</text:p>
          </table:table-cell>
          <table:table-cell office:value-type="float" office:value="546.829633850693" calcext:value-type="float">
            <text:p>546.8296338507</text:p>
          </table:table-cell>
          <table:table-cell office:value-type="float" office:value="541.562246805159" calcext:value-type="float">
            <text:p>541.5622468052</text:p>
          </table:table-cell>
          <table:table-cell office:value-type="float" office:value="557.201490633256" calcext:value-type="float">
            <text:p>557.2014906333</text:p>
          </table:table-cell>
          <table:table-cell office:value-type="float" office:value="555.506757577147" calcext:value-type="float">
            <text:p>555.5067575771</text:p>
          </table:table-cell>
          <table:table-cell office:value-type="float" office:value="543.410271254901" calcext:value-type="float">
            <text:p>543.4102712549</text:p>
          </table:table-cell>
          <table:table-cell office:value-type="float" office:value="539.863867856889" calcext:value-type="float">
            <text:p>539.8638678569</text:p>
          </table:table-cell>
          <table:table-cell office:value-type="float" office:value="546.692110903836" calcext:value-type="float">
            <text:p>546.6921109038</text:p>
          </table:table-cell>
        </table:table-row>
        <table:table-row table:style-name="ro1">
          <table:table-cell office:value-type="float" office:value="548.748516067974" calcext:value-type="float">
            <text:p>548.748516068</text:p>
          </table:table-cell>
          <table:table-cell office:value-type="float" office:value="537.296034120226" calcext:value-type="float">
            <text:p>537.2960341202</text:p>
          </table:table-cell>
          <table:table-cell office:value-type="float" office:value="554.363037182167" calcext:value-type="float">
            <text:p>554.3630371822</text:p>
          </table:table-cell>
          <table:table-cell office:value-type="float" office:value="538.987150025794" calcext:value-type="float">
            <text:p>538.9871500258</text:p>
          </table:table-cell>
          <table:table-cell office:value-type="float" office:value="551.836053772969" calcext:value-type="float">
            <text:p>551.836053773</text:p>
          </table:table-cell>
          <table:table-cell office:value-type="float" office:value="536.947338873329" calcext:value-type="float">
            <text:p>536.9473388733</text:p>
          </table:table-cell>
          <table:table-cell office:value-type="float" office:value="534.019141690401" calcext:value-type="float">
            <text:p>534.0191416904</text:p>
          </table:table-cell>
          <table:table-cell office:value-type="float" office:value="537.305529173736" calcext:value-type="float">
            <text:p>537.3055291737</text:p>
          </table:table-cell>
          <table:table-cell office:value-type="float" office:value="541.895864147263" calcext:value-type="float">
            <text:p>541.8958641473</text:p>
          </table:table-cell>
          <table:table-cell office:value-type="float" office:value="552.274371410249" calcext:value-type="float">
            <text:p>552.2743714102</text:p>
          </table:table-cell>
          <table:table-cell office:value-type="float" office:value="540.495519641143" calcext:value-type="float">
            <text:p>540.4955196411</text:p>
          </table:table-cell>
          <table:table-cell office:value-type="float" office:value="539.317414683536" calcext:value-type="float">
            <text:p>539.3174146835</text:p>
          </table:table-cell>
          <table:table-cell office:value-type="float" office:value="546.693852966489" calcext:value-type="float">
            <text:p>546.6938529665</text:p>
          </table:table-cell>
          <table:table-cell office:value-type="float" office:value="546.829633850693" calcext:value-type="float">
            <text:p>546.8296338507</text:p>
          </table:table-cell>
          <table:table-cell office:value-type="float" office:value="549.301385111588" calcext:value-type="float">
            <text:p>549.3013851116</text:p>
          </table:table-cell>
          <table:table-cell office:value-type="float" office:value="557.481330939183" calcext:value-type="float">
            <text:p>557.4813309392</text:p>
          </table:table-cell>
          <table:table-cell office:value-type="float" office:value="561.873060204875" calcext:value-type="float">
            <text:p>561.8730602049</text:p>
          </table:table-cell>
          <table:table-cell office:value-type="float" office:value="544.713146401101" calcext:value-type="float">
            <text:p>544.7131464011</text:p>
          </table:table-cell>
          <table:table-cell office:value-type="float" office:value="540.264546150194" calcext:value-type="float">
            <text:p>540.2645461502</text:p>
          </table:table-cell>
          <table:table-cell office:value-type="float" office:value="543.342705071606" calcext:value-type="float">
            <text:p>543.3427050716</text:p>
          </table:table-cell>
        </table:table-row>
        <table:table-row table:style-name="ro1">
          <table:table-cell office:value-type="float" office:value="550.249905787307" calcext:value-type="float">
            <text:p>550.2499057873</text:p>
          </table:table-cell>
          <table:table-cell office:value-type="float" office:value="536.42383746256" calcext:value-type="float">
            <text:p>536.4238374626</text:p>
          </table:table-cell>
          <table:table-cell office:value-type="float" office:value="554.469765921397" calcext:value-type="float">
            <text:p>554.4697659214</text:p>
          </table:table-cell>
          <table:table-cell office:value-type="float" office:value="539.002925179138" calcext:value-type="float">
            <text:p>539.0029251791</text:p>
          </table:table-cell>
          <table:table-cell office:value-type="float" office:value="551.562662777951" calcext:value-type="float">
            <text:p>551.562662778</text:p>
          </table:table-cell>
          <table:table-cell office:value-type="float" office:value="536.827551711035" calcext:value-type="float">
            <text:p>536.827551711</text:p>
          </table:table-cell>
          <table:table-cell office:value-type="float" office:value="533.723233506327" calcext:value-type="float">
            <text:p>533.7232335063</text:p>
          </table:table-cell>
          <table:table-cell office:value-type="float" office:value="539.380840679749" calcext:value-type="float">
            <text:p>539.3808406797</text:p>
          </table:table-cell>
          <table:table-cell office:value-type="float" office:value="539.032367151396" calcext:value-type="float">
            <text:p>539.0323671514</text:p>
          </table:table-cell>
          <table:table-cell office:value-type="float" office:value="550.7580455503" calcext:value-type="float">
            <text:p>550.7580455503</text:p>
          </table:table-cell>
          <table:table-cell office:value-type="float" office:value="540.844603589187" calcext:value-type="float">
            <text:p>540.8446035892</text:p>
          </table:table-cell>
          <table:table-cell office:value-type="float" office:value="539.475672478244" calcext:value-type="float">
            <text:p>539.4756724782</text:p>
          </table:table-cell>
          <table:table-cell office:value-type="float" office:value="552.570665992838" calcext:value-type="float">
            <text:p>552.5706659928</text:p>
          </table:table-cell>
          <table:table-cell office:value-type="float" office:value="547.293772427969" calcext:value-type="float">
            <text:p>547.293772428</text:p>
          </table:table-cell>
          <table:table-cell office:value-type="float" office:value="550.929971483868" calcext:value-type="float">
            <text:p>550.9299714839</text:p>
          </table:table-cell>
          <table:table-cell office:value-type="float" office:value="565.231817926799" calcext:value-type="float">
            <text:p>565.2318179268</text:p>
          </table:table-cell>
          <table:table-cell office:value-type="float" office:value="561.838940212015" calcext:value-type="float">
            <text:p>561.838940212</text:p>
          </table:table-cell>
          <table:table-cell office:value-type="float" office:value="544.269319479565" calcext:value-type="float">
            <text:p>544.2693194796</text:p>
          </table:table-cell>
          <table:table-cell office:value-type="float" office:value="538.592306385371" calcext:value-type="float">
            <text:p>538.5923063854</text:p>
          </table:table-cell>
          <table:table-cell office:value-type="float" office:value="548.715058050616" calcext:value-type="float">
            <text:p>548.7150580506</text:p>
          </table:table-cell>
        </table:table-row>
        <table:table-row table:style-name="ro1">
          <table:table-cell office:value-type="float" office:value="550.01154330336" calcext:value-type="float">
            <text:p>550.0115433034</text:p>
          </table:table-cell>
          <table:table-cell office:value-type="float" office:value="536.625859580653" calcext:value-type="float">
            <text:p>536.6258595807</text:p>
          </table:table-cell>
          <table:table-cell office:value-type="float" office:value="554.335915308145" calcext:value-type="float">
            <text:p>554.3359153081</text:p>
          </table:table-cell>
          <table:table-cell office:value-type="float" office:value="538.735939909632" calcext:value-type="float">
            <text:p>538.7359399096</text:p>
          </table:table-cell>
          <table:table-cell office:value-type="float" office:value="551.914884973671" calcext:value-type="float">
            <text:p>551.9148849737</text:p>
          </table:table-cell>
          <table:table-cell office:value-type="float" office:value="536.714177017753" calcext:value-type="float">
            <text:p>536.7141770178</text:p>
          </table:table-cell>
          <table:table-cell office:value-type="float" office:value="533.707304533307" calcext:value-type="float">
            <text:p>533.7073045333</text:p>
          </table:table-cell>
          <table:table-cell office:value-type="float" office:value="538.096214656661" calcext:value-type="float">
            <text:p>538.0962146567</text:p>
          </table:table-cell>
          <table:table-cell office:value-type="float" office:value="539.422226568174" calcext:value-type="float">
            <text:p>539.4222265682</text:p>
          </table:table-cell>
          <table:table-cell office:value-type="float" office:value="556.37660256905" calcext:value-type="float">
            <text:p>556.3766025691</text:p>
          </table:table-cell>
          <table:table-cell office:value-type="float" office:value="542.792418625229" calcext:value-type="float">
            <text:p>542.7924186252</text:p>
          </table:table-cell>
          <table:table-cell office:value-type="float" office:value="540.035063202563" calcext:value-type="float">
            <text:p>540.0350632026</text:p>
          </table:table-cell>
          <table:table-cell office:value-type="float" office:value="552.558989276137" calcext:value-type="float">
            <text:p>552.5589892761</text:p>
          </table:table-cell>
          <table:table-cell office:value-type="float" office:value="548.290373274526" calcext:value-type="float">
            <text:p>548.2903732745</text:p>
          </table:table-cell>
          <table:table-cell office:value-type="float" office:value="558.697568161303" calcext:value-type="float">
            <text:p>558.6975681613</text:p>
          </table:table-cell>
          <table:table-cell office:value-type="float" office:value="565.231817926799" calcext:value-type="float">
            <text:p>565.2318179268</text:p>
          </table:table-cell>
          <table:table-cell office:value-type="float" office:value="562.87623522617" calcext:value-type="float">
            <text:p>562.8762352262</text:p>
          </table:table-cell>
          <table:table-cell office:value-type="float" office:value="544.087270116731" calcext:value-type="float">
            <text:p>544.0872701167</text:p>
          </table:table-cell>
          <table:table-cell office:value-type="float" office:value="539.343747825868" calcext:value-type="float">
            <text:p>539.3437478259</text:p>
          </table:table-cell>
          <table:table-cell office:value-type="float" office:value="546.137793340783" calcext:value-type="float">
            <text:p>546.1377933408</text:p>
          </table:table-cell>
        </table:table-row>
        <table:table-row table:style-name="ro1">
          <table:table-cell office:value-type="float" office:value="550.585235496387" calcext:value-type="float">
            <text:p>550.5852354964</text:p>
          </table:table-cell>
          <table:table-cell office:value-type="float" office:value="536.766684246776" calcext:value-type="float">
            <text:p>536.7666842468</text:p>
          </table:table-cell>
          <table:table-cell office:value-type="float" office:value="555.077379880952" calcext:value-type="float">
            <text:p>555.077379881</text:p>
          </table:table-cell>
          <table:table-cell office:value-type="float" office:value="538.715200729577" calcext:value-type="float">
            <text:p>538.7152007296</text:p>
          </table:table-cell>
          <table:table-cell office:value-type="float" office:value="547.928745419075" calcext:value-type="float">
            <text:p>547.9287454191</text:p>
          </table:table-cell>
          <table:table-cell office:value-type="float" office:value="536.398005051407" calcext:value-type="float">
            <text:p>536.3980050514</text:p>
          </table:table-cell>
          <table:table-cell office:value-type="float" office:value="533.682722076487" calcext:value-type="float">
            <text:p>533.6827220765</text:p>
          </table:table-cell>
          <table:table-cell office:value-type="float" office:value="538.096214656661" calcext:value-type="float">
            <text:p>538.0962146567</text:p>
          </table:table-cell>
          <table:table-cell office:value-type="float" office:value="539.424996282245" calcext:value-type="float">
            <text:p>539.4249962822</text:p>
          </table:table-cell>
          <table:table-cell office:value-type="float" office:value="551.977903152397" calcext:value-type="float">
            <text:p>551.9779031524</text:p>
          </table:table-cell>
          <table:table-cell office:value-type="float" office:value="542.860833026677" calcext:value-type="float">
            <text:p>542.8608330267</text:p>
          </table:table-cell>
          <table:table-cell office:value-type="float" office:value="539.975474131695" calcext:value-type="float">
            <text:p>539.9754741317</text:p>
          </table:table-cell>
          <table:table-cell office:value-type="float" office:value="552.827780478829" calcext:value-type="float">
            <text:p>552.8277804788</text:p>
          </table:table-cell>
          <table:table-cell office:value-type="float" office:value="548.492879226819" calcext:value-type="float">
            <text:p>548.4928792268</text:p>
          </table:table-cell>
          <table:table-cell office:value-type="float" office:value="560.664189759551" calcext:value-type="float">
            <text:p>560.6641897596</text:p>
          </table:table-cell>
          <table:table-cell office:value-type="float" office:value="566.863188433857" calcext:value-type="float">
            <text:p>566.8631884339</text:p>
          </table:table-cell>
          <table:table-cell office:value-type="float" office:value="562.857846905689" calcext:value-type="float">
            <text:p>562.8578469057</text:p>
          </table:table-cell>
          <table:table-cell office:value-type="float" office:value="545.113737849099" calcext:value-type="float">
            <text:p>545.1137378491</text:p>
          </table:table-cell>
          <table:table-cell office:value-type="float" office:value="540.133978363593" calcext:value-type="float">
            <text:p>540.1339783636</text:p>
          </table:table-cell>
          <table:table-cell office:value-type="float" office:value="546.137793340783" calcext:value-type="float">
            <text:p>546.1377933408</text:p>
          </table:table-cell>
        </table:table-row>
        <table:table-row table:style-name="ro1">
          <table:table-cell office:value-type="float" office:value="555.183438416876" calcext:value-type="float">
            <text:p>555.1834384169</text:p>
          </table:table-cell>
          <table:table-cell office:value-type="float" office:value="537.947709614767" calcext:value-type="float">
            <text:p>537.9477096148</text:p>
          </table:table-cell>
          <table:table-cell office:value-type="float" office:value="556.520532248728" calcext:value-type="float">
            <text:p>556.5205322487</text:p>
          </table:table-cell>
          <table:table-cell office:value-type="float" office:value="540.149633008913" calcext:value-type="float">
            <text:p>540.1496330089</text:p>
          </table:table-cell>
          <table:table-cell office:value-type="float" office:value="547.896383658514" calcext:value-type="float">
            <text:p>547.8963836585</text:p>
          </table:table-cell>
          <table:table-cell office:value-type="float" office:value="536.185489753952" calcext:value-type="float">
            <text:p>536.185489754</text:p>
          </table:table-cell>
          <table:table-cell office:value-type="float" office:value="531.36935396608" calcext:value-type="float">
            <text:p>531.3693539661</text:p>
          </table:table-cell>
          <table:table-cell office:value-type="float" office:value="537.749297318306" calcext:value-type="float">
            <text:p>537.7492973183</text:p>
          </table:table-cell>
          <table:table-cell office:value-type="float" office:value="544.351782133943" calcext:value-type="float">
            <text:p>544.3517821339</text:p>
          </table:table-cell>
          <table:table-cell office:value-type="float" office:value="552.094072057613" calcext:value-type="float">
            <text:p>552.0940720576</text:p>
          </table:table-cell>
          <table:table-cell office:value-type="float" office:value="542.942834533552" calcext:value-type="float">
            <text:p>542.9428345336</text:p>
          </table:table-cell>
          <table:table-cell office:value-type="float" office:value="541.34017686187" calcext:value-type="float">
            <text:p>541.3401768619</text:p>
          </table:table-cell>
          <table:table-cell office:value-type="float" office:value="552.960780702196" calcext:value-type="float">
            <text:p>552.9607807022</text:p>
          </table:table-cell>
          <table:table-cell office:value-type="float" office:value="554.349054972924" calcext:value-type="float">
            <text:p>554.3490549729</text:p>
          </table:table-cell>
          <table:table-cell office:value-type="float" office:value="561.493756473516" calcext:value-type="float">
            <text:p>561.4937564735</text:p>
          </table:table-cell>
          <table:table-cell office:value-type="float" office:value="565.285157847379" calcext:value-type="float">
            <text:p>565.2851578474</text:p>
          </table:table-cell>
          <table:table-cell office:value-type="float" office:value="562.860374883488" calcext:value-type="float">
            <text:p>562.8603748835</text:p>
          </table:table-cell>
          <table:table-cell office:value-type="float" office:value="545.701671239038" calcext:value-type="float">
            <text:p>545.701671239</text:p>
          </table:table-cell>
          <table:table-cell office:value-type="float" office:value="539.828383916826" calcext:value-type="float">
            <text:p>539.8283839168</text:p>
          </table:table-cell>
          <table:table-cell office:value-type="float" office:value="546.140573748456" calcext:value-type="float">
            <text:p>546.1405737485</text:p>
          </table:table-cell>
        </table:table-row>
        <table:table-row table:style-name="ro1">
          <table:table-cell office:value-type="float" office:value="554.876259447714" calcext:value-type="float">
            <text:p>554.8762594477</text:p>
          </table:table-cell>
          <table:table-cell office:value-type="float" office:value="537.948107465233" calcext:value-type="float">
            <text:p>537.9481074652</text:p>
          </table:table-cell>
          <table:table-cell office:value-type="float" office:value="555.298421779543" calcext:value-type="float">
            <text:p>555.2984217795</text:p>
          </table:table-cell>
          <table:table-cell office:value-type="float" office:value="540.148848060138" calcext:value-type="float">
            <text:p>540.1488480601</text:p>
          </table:table-cell>
          <table:table-cell office:value-type="float" office:value="548.719160931782" calcext:value-type="float">
            <text:p>548.7191609318</text:p>
          </table:table-cell>
          <table:table-cell office:value-type="float" office:value="536.27111954882" calcext:value-type="float">
            <text:p>536.2711195488</text:p>
          </table:table-cell>
          <table:table-cell office:value-type="float" office:value="532.416467485154" calcext:value-type="float">
            <text:p>532.4164674852</text:p>
          </table:table-cell>
          <table:table-cell office:value-type="float" office:value="537.749297318306" calcext:value-type="float">
            <text:p>537.7492973183</text:p>
          </table:table-cell>
          <table:table-cell office:value-type="float" office:value="548.364013568077" calcext:value-type="float">
            <text:p>548.3640135681</text:p>
          </table:table-cell>
          <table:table-cell office:value-type="float" office:value="551.651557331648" calcext:value-type="float">
            <text:p>551.6515573316</text:p>
          </table:table-cell>
          <table:table-cell office:value-type="float" office:value="542.943143654795" calcext:value-type="float">
            <text:p>542.9431436548</text:p>
          </table:table-cell>
          <table:table-cell office:value-type="float" office:value="540.043586947758" calcext:value-type="float">
            <text:p>540.0435869478</text:p>
          </table:table-cell>
          <table:table-cell office:value-type="float" office:value="557.31973646661" calcext:value-type="float">
            <text:p>557.3197364666</text:p>
          </table:table-cell>
          <table:table-cell office:value-type="float" office:value="553.690955088361" calcext:value-type="float">
            <text:p>553.6909550884</text:p>
          </table:table-cell>
          <table:table-cell office:value-type="float" office:value="555.825068418533" calcext:value-type="float">
            <text:p>555.8250684185</text:p>
          </table:table-cell>
          <table:table-cell office:value-type="float" office:value="567.909588677308" calcext:value-type="float">
            <text:p>567.9095886773</text:p>
          </table:table-cell>
          <table:table-cell office:value-type="float" office:value="563.252255837309" calcext:value-type="float">
            <text:p>563.2522558373</text:p>
          </table:table-cell>
          <table:table-cell office:value-type="float" office:value="545.963505920274" calcext:value-type="float">
            <text:p>545.9635059203</text:p>
          </table:table-cell>
          <table:table-cell office:value-type="float" office:value="540.423198421692" calcext:value-type="float">
            <text:p>540.4231984217</text:p>
          </table:table-cell>
          <table:table-cell office:value-type="float" office:value="550.572251996583" calcext:value-type="float">
            <text:p>550.5722519966</text:p>
          </table:table-cell>
        </table:table-row>
        <table:table-row table:style-name="ro1">
          <table:table-cell office:value-type="float" office:value="552.335474806205" calcext:value-type="float">
            <text:p>552.3354748062</text:p>
          </table:table-cell>
          <table:table-cell office:value-type="float" office:value="538.982689843292" calcext:value-type="float">
            <text:p>538.9826898433</text:p>
          </table:table-cell>
          <table:table-cell office:value-type="float" office:value="554.264545799418" calcext:value-type="float">
            <text:p>554.2645457994</text:p>
          </table:table-cell>
          <table:table-cell office:value-type="float" office:value="546.746780771082" calcext:value-type="float">
            <text:p>546.7467807711</text:p>
          </table:table-cell>
          <table:table-cell office:value-type="float" office:value="549.841109621075" calcext:value-type="float">
            <text:p>549.8411096211</text:p>
          </table:table-cell>
          <table:table-cell office:value-type="float" office:value="536.61703345573" calcext:value-type="float">
            <text:p>536.6170334557</text:p>
          </table:table-cell>
          <table:table-cell office:value-type="float" office:value="532.423452024225" calcext:value-type="float">
            <text:p>532.4234520242</text:p>
          </table:table-cell>
          <table:table-cell office:value-type="float" office:value="538.293910674395" calcext:value-type="float">
            <text:p>538.2939106744</text:p>
          </table:table-cell>
          <table:table-cell office:value-type="float" office:value="547.706396533113" calcext:value-type="float">
            <text:p>547.70639653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.867151865213" calcext:value-type="float">
            <text:p>539.8671518652</text:p>
          </table:table-cell>
          <table:table-cell office:value-type="float" office:value="0" calcext:value-type="float">
            <text:p>0</text:p>
          </table:table-cell>
          <table:table-cell office:value-type="float" office:value="552.870044115219" calcext:value-type="float">
            <text:p>552.8700441152</text:p>
          </table:table-cell>
          <table:table-cell office:value-type="float" office:value="556.943961257994" calcext:value-type="float">
            <text:p>556.94396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.712860893683" calcext:value-type="float">
            <text:p>544.7128608937</text:p>
          </table:table-cell>
          <table:table-cell office:value-type="float" office:value="542.185776879066" calcext:value-type="float">
            <text:p>542.1857768791</text:p>
          </table:table-cell>
          <table:table-cell office:value-type="float" office:value="550.572390694237" calcext:value-type="float">
            <text:p>550.5723906942</text:p>
          </table:table-cell>
        </table:table-row>
        <table:table-row table:style-name="ro1">
          <table:table-cell office:value-type="float" office:value="553.192176420966" calcext:value-type="float">
            <text:p>553.192176421</text:p>
          </table:table-cell>
          <table:table-cell office:value-type="float" office:value="539.885015331224" calcext:value-type="float">
            <text:p>539.8850153312</text:p>
          </table:table-cell>
          <table:table-cell office:value-type="float" office:value="554.255641374099" calcext:value-type="float">
            <text:p>554.2556413741</text:p>
          </table:table-cell>
          <table:table-cell office:value-type="float" office:value="546.746735522098" calcext:value-type="float">
            <text:p>546.7467355221</text:p>
          </table:table-cell>
          <table:table-cell office:value-type="float" office:value="549.688640735622" calcext:value-type="float">
            <text:p>549.6886407356</text:p>
          </table:table-cell>
          <table:table-cell office:value-type="float" office:value="537.11994062275" calcext:value-type="float">
            <text:p>537.1199406228</text:p>
          </table:table-cell>
          <table:table-cell office:value-type="float" office:value="538.267286489569" calcext:value-type="float">
            <text:p>538.2672864896</text:p>
          </table:table-cell>
          <table:table-cell office:value-type="float" office:value="538.332026311406" calcext:value-type="float">
            <text:p>538.3320263114</text:p>
          </table:table-cell>
          <table:table-cell office:value-type="float" office:value="547.905916757229" calcext:value-type="float">
            <text:p>547.9059167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.167651529328" calcext:value-type="float">
            <text:p>540.1676515293</text:p>
          </table:table-cell>
          <table:table-cell office:value-type="float" office:value="0" calcext:value-type="float">
            <text:p>0</text:p>
          </table:table-cell>
          <table:table-cell office:value-type="float" office:value="552.994730582632" calcext:value-type="float">
            <text:p>552.9947305826</text:p>
          </table:table-cell>
          <table:table-cell office:value-type="float" office:value="562.161021496385" calcext:value-type="float">
            <text:p>562.1610214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.565292657499" calcext:value-type="float">
            <text:p>544.5652926575</text:p>
          </table:table-cell>
          <table:table-cell office:value-type="float" office:value="542.715435160093" calcext:value-type="float">
            <text:p>542.7154351601</text:p>
          </table:table-cell>
          <table:table-cell office:value-type="float" office:value="548.619332742674" calcext:value-type="float">
            <text:p>548.6193327427</text:p>
          </table:table-cell>
        </table:table-row>
        <table:table-row table:style-name="ro1">
          <table:table-cell office:value-type="float" office:value="553.766490615587" calcext:value-type="float">
            <text:p>553.7664906156</text:p>
          </table:table-cell>
          <table:table-cell office:value-type="float" office:value="544.328418564184" calcext:value-type="float">
            <text:p>544.3284185642</text:p>
          </table:table-cell>
          <table:table-cell office:value-type="float" office:value="553.216556593074" calcext:value-type="float">
            <text:p>553.2165565931</text:p>
          </table:table-cell>
          <table:table-cell office:value-type="float" office:value="546.926319517496" calcext:value-type="float">
            <text:p>546.9263195175</text:p>
          </table:table-cell>
          <table:table-cell office:value-type="float" office:value="549.452204692801" calcext:value-type="float">
            <text:p>549.4522046928</text:p>
          </table:table-cell>
          <table:table-cell office:value-type="float" office:value="537.912227017033" calcext:value-type="float">
            <text:p>537.912227017</text:p>
          </table:table-cell>
          <table:table-cell office:value-type="float" office:value="537.719494330434" calcext:value-type="float">
            <text:p>537.7194943304</text:p>
          </table:table-cell>
          <table:table-cell office:value-type="float" office:value="537.793133526208" calcext:value-type="float">
            <text:p>537.7931335262</text:p>
          </table:table-cell>
          <table:table-cell office:value-type="float" office:value="549.665278311002" calcext:value-type="float">
            <text:p>549.665278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.094082428407" calcext:value-type="float">
            <text:p>540.0940824284</text:p>
          </table:table-cell>
          <table:table-cell office:value-type="float" office:value="0" calcext:value-type="float">
            <text:p>0</text:p>
          </table:table-cell>
          <table:table-cell office:value-type="float" office:value="555.390307042327" calcext:value-type="float">
            <text:p>555.3903070423</text:p>
          </table:table-cell>
          <table:table-cell office:value-type="float" office:value="561.732011933809" calcext:value-type="float">
            <text:p>561.7320119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.793707010175" calcext:value-type="float">
            <text:p>543.7937070102</text:p>
          </table:table-cell>
          <table:table-cell office:value-type="float" office:value="542.960247370468" calcext:value-type="float">
            <text:p>542.9602473705</text:p>
          </table:table-cell>
          <table:table-cell office:value-type="float" office:value="550.216097745385" calcext:value-type="float">
            <text:p>550.2160977454</text:p>
          </table:table-cell>
        </table:table-row>
        <table:table-row table:style-name="ro1">
          <table:table-cell office:value-type="float" office:value="554.574531028864" calcext:value-type="float">
            <text:p>554.5745310289</text:p>
          </table:table-cell>
          <table:table-cell office:value-type="float" office:value="548.272019905189" calcext:value-type="float">
            <text:p>548.2720199052</text:p>
          </table:table-cell>
          <table:table-cell office:value-type="float" office:value="552.438563116321" calcext:value-type="float">
            <text:p>552.4385631163</text:p>
          </table:table-cell>
          <table:table-cell office:value-type="float" office:value="552.393557041946" calcext:value-type="float">
            <text:p>552.3935570419</text:p>
          </table:table-cell>
          <table:table-cell office:value-type="float" office:value="549.702091565969" calcext:value-type="float">
            <text:p>549.702091566</text:p>
          </table:table-cell>
          <table:table-cell office:value-type="float" office:value="544.233651186575" calcext:value-type="float">
            <text:p>544.2336511866</text:p>
          </table:table-cell>
          <table:table-cell office:value-type="float" office:value="541.094152011514" calcext:value-type="float">
            <text:p>541.0941520115</text:p>
          </table:table-cell>
          <table:table-cell office:value-type="float" office:value="538.604591705534" calcext:value-type="float">
            <text:p>538.6045917055</text:p>
          </table:table-cell>
          <table:table-cell office:value-type="float" office:value="549.908742639068" calcext:value-type="float">
            <text:p>549.9087426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.118947564426" calcext:value-type="float">
            <text:p>541.1189475644</text:p>
          </table:table-cell>
          <table:table-cell office:value-type="float" office:value="0" calcext:value-type="float">
            <text:p>0</text:p>
          </table:table-cell>
          <table:table-cell office:value-type="float" office:value="554.104571834964" calcext:value-type="float">
            <text:p>554.104571835</text:p>
          </table:table-cell>
          <table:table-cell office:value-type="float" office:value="563.246866763826" calcext:value-type="float">
            <text:p>563.2468667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.149238644603" calcext:value-type="float">
            <text:p>544.1492386446</text:p>
          </table:table-cell>
          <table:table-cell office:value-type="float" office:value="551.39851370446" calcext:value-type="float">
            <text:p>551.3985137045</text:p>
          </table:table-cell>
          <table:table-cell office:value-type="float" office:value="550.289675666336" calcext:value-type="float">
            <text:p>550.2896756663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542.144199928803" calcext:value-type="float">
            <text:p>542.14419992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3.641947884027" calcext:value-type="float">
            <text:p>543.641947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544.028829238932" calcext:value-type="float">
            <text:p>544.02882923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3.949469532485" calcext:value-type="float">
            <text:p>543.9494695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544.028831719402" calcext:value-type="float">
            <text:p>544.028831719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4.605953861901" calcext:value-type="float">
            <text:p>544.6059538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543.613487446101" calcext:value-type="float">
            <text:p>543.61348744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8.725237494774" calcext:value-type="float">
            <text:p>548.7252374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CTS</text:p>
          </table:table-cell>
          <table:table-cell table:number-columns-repeated="19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float" office:value="1757.36152459123" calcext:value-type="float">
            <text:p>1757.3615245912</text:p>
          </table:table-cell>
          <table:table-cell office:value-type="float" office:value="1756.4089515254" calcext:value-type="float">
            <text:p>1756.4089515254</text:p>
          </table:table-cell>
          <table:table-cell office:value-type="float" office:value="1755.74841791209" calcext:value-type="float">
            <text:p>1755.7484179121</text:p>
          </table:table-cell>
          <table:table-cell office:value-type="float" office:value="1756.75501830377" calcext:value-type="float">
            <text:p>1756.7550183038</text:p>
          </table:table-cell>
          <table:table-cell office:value-type="float" office:value="1757.68090574911" calcext:value-type="float">
            <text:p>1757.6809057491</text:p>
          </table:table-cell>
          <table:table-cell office:value-type="float" office:value="1757.28246202752" calcext:value-type="float">
            <text:p>1757.2824620275</text:p>
          </table:table-cell>
          <table:table-cell office:value-type="float" office:value="1756.52318612399" calcext:value-type="float">
            <text:p>1756.523186124</text:p>
          </table:table-cell>
          <table:table-cell office:value-type="float" office:value="1757.11659801423" calcext:value-type="float">
            <text:p>1757.1165980142</text:p>
          </table:table-cell>
          <table:table-cell office:value-type="float" office:value="1755.40830807837" calcext:value-type="float">
            <text:p>1755.4083080784</text:p>
          </table:table-cell>
          <table:table-cell office:value-type="float" office:value="1755.64768007388" calcext:value-type="float">
            <text:p>1755.6476800739</text:p>
          </table:table-cell>
          <table:table-cell office:value-type="float" office:value="1757.36552840112" calcext:value-type="float">
            <text:p>1757.3655284011</text:p>
          </table:table-cell>
          <table:table-cell office:value-type="float" office:value="1757.77966186904" calcext:value-type="float">
            <text:p>1757.779661869</text:p>
          </table:table-cell>
          <table:table-cell office:value-type="float" office:value="1757.12592789136" calcext:value-type="float">
            <text:p>1757.1259278914</text:p>
          </table:table-cell>
          <table:table-cell office:value-type="float" office:value="1757.4989127996" calcext:value-type="float">
            <text:p>1757.4989127996</text:p>
          </table:table-cell>
          <table:table-cell office:value-type="float" office:value="1757.23151878523" calcext:value-type="float">
            <text:p>1757.2315187852</text:p>
          </table:table-cell>
          <table:table-cell office:value-type="float" office:value="1754.83549884748" calcext:value-type="float">
            <text:p>1754.8354988475</text:p>
          </table:table-cell>
          <table:table-cell office:value-type="float" office:value="1757.24588852406" calcext:value-type="float">
            <text:p>1757.2458885241</text:p>
          </table:table-cell>
          <table:table-cell office:value-type="float" office:value="1754.01721553321" calcext:value-type="float">
            <text:p>1754.0172155332</text:p>
          </table:table-cell>
          <table:table-cell office:value-type="float" office:value="1753.82191567253" calcext:value-type="float">
            <text:p>1753.8219156725</text:p>
          </table:table-cell>
          <table:table-cell office:value-type="float" office:value="1757.72954059672" calcext:value-type="float">
            <text:p>1757.7295405967</text:p>
          </table:table-cell>
          <table:table-cell table:number-columns-repeated="2"/>
        </table:table-row>
        <table:table-row table:style-name="ro1">
          <table:table-cell office:value-type="float" office:value="1751.92532249752" calcext:value-type="float">
            <text:p>1751.9253224975</text:p>
          </table:table-cell>
          <table:table-cell office:value-type="float" office:value="1751.00033040802" calcext:value-type="float">
            <text:p>1751.000330408</text:p>
          </table:table-cell>
          <table:table-cell office:value-type="float" office:value="1751.74548416253" calcext:value-type="float">
            <text:p>1751.7454841625</text:p>
          </table:table-cell>
          <table:table-cell office:value-type="float" office:value="1751.44154821648" calcext:value-type="float">
            <text:p>1751.4415482165</text:p>
          </table:table-cell>
          <table:table-cell office:value-type="float" office:value="1752.21349844469" calcext:value-type="float">
            <text:p>1752.2134984447</text:p>
          </table:table-cell>
          <table:table-cell office:value-type="float" office:value="1755.3642210347" calcext:value-type="float">
            <text:p>1755.3642210347</text:p>
          </table:table-cell>
          <table:table-cell office:value-type="float" office:value="1756.39767224411" calcext:value-type="float">
            <text:p>1756.3976722441</text:p>
          </table:table-cell>
          <table:table-cell office:value-type="float" office:value="1756.49007888614" calcext:value-type="float">
            <text:p>1756.4900788861</text:p>
          </table:table-cell>
          <table:table-cell office:value-type="float" office:value="1756.07536415728" calcext:value-type="float">
            <text:p>1756.0753641573</text:p>
          </table:table-cell>
          <table:table-cell office:value-type="float" office:value="1750.32714446271" calcext:value-type="float">
            <text:p>1750.3271444627</text:p>
          </table:table-cell>
          <table:table-cell office:value-type="float" office:value="1752.14368860362" calcext:value-type="float">
            <text:p>1752.1436886036</text:p>
          </table:table-cell>
          <table:table-cell office:value-type="float" office:value="1756.78965551457" calcext:value-type="float">
            <text:p>1756.7896555146</text:p>
          </table:table-cell>
          <table:table-cell office:value-type="float" office:value="1755.84691082381" calcext:value-type="float">
            <text:p>1755.8469108238</text:p>
          </table:table-cell>
          <table:table-cell office:value-type="float" office:value="1750.78590908659" calcext:value-type="float">
            <text:p>1750.7859090866</text:p>
          </table:table-cell>
          <table:table-cell office:value-type="float" office:value="1751.01407235807" calcext:value-type="float">
            <text:p>1751.0140723581</text:p>
          </table:table-cell>
          <table:table-cell office:value-type="float" office:value="1753.66315929933" calcext:value-type="float">
            <text:p>1753.6631592993</text:p>
          </table:table-cell>
          <table:table-cell office:value-type="float" office:value="1752.94706012594" calcext:value-type="float">
            <text:p>1752.9470601259</text:p>
          </table:table-cell>
          <table:table-cell office:value-type="float" office:value="1753.89775140794" calcext:value-type="float">
            <text:p>1753.8977514079</text:p>
          </table:table-cell>
          <table:table-cell office:value-type="float" office:value="1755.12017450501" calcext:value-type="float">
            <text:p>1755.120174505</text:p>
          </table:table-cell>
          <table:table-cell office:value-type="float" office:value="1755.81699168176" calcext:value-type="float">
            <text:p>1755.8169916818</text:p>
          </table:table-cell>
          <table:table-cell table:number-columns-repeated="2"/>
        </table:table-row>
        <table:table-row table:style-name="ro1">
          <table:table-cell office:value-type="float" office:value="1751.06206242986" calcext:value-type="float">
            <text:p>1751.0620624299</text:p>
          </table:table-cell>
          <table:table-cell office:value-type="float" office:value="1751.30209301185" calcext:value-type="float">
            <text:p>1751.3020930119</text:p>
          </table:table-cell>
          <table:table-cell office:value-type="float" office:value="1751.93612863936" calcext:value-type="float">
            <text:p>1751.9361286394</text:p>
          </table:table-cell>
          <table:table-cell office:value-type="float" office:value="1750.53142406442" calcext:value-type="float">
            <text:p>1750.5314240644</text:p>
          </table:table-cell>
          <table:table-cell office:value-type="float" office:value="1751.839569492" calcext:value-type="float">
            <text:p>1751.839569492</text:p>
          </table:table-cell>
          <table:table-cell office:value-type="float" office:value="1754.61038449106" calcext:value-type="float">
            <text:p>1754.6103844911</text:p>
          </table:table-cell>
          <table:table-cell office:value-type="float" office:value="1756.57925618136" calcext:value-type="float">
            <text:p>1756.5792561814</text:p>
          </table:table-cell>
          <table:table-cell office:value-type="float" office:value="1753.66180637936" calcext:value-type="float">
            <text:p>1753.6618063794</text:p>
          </table:table-cell>
          <table:table-cell office:value-type="float" office:value="1748.76998584407" calcext:value-type="float">
            <text:p>1748.7699858441</text:p>
          </table:table-cell>
          <table:table-cell office:value-type="float" office:value="1749.77116698623" calcext:value-type="float">
            <text:p>1749.7711669862</text:p>
          </table:table-cell>
          <table:table-cell office:value-type="float" office:value="1753.19191796698" calcext:value-type="float">
            <text:p>1753.191917967</text:p>
          </table:table-cell>
          <table:table-cell office:value-type="float" office:value="1757.21834703781" calcext:value-type="float">
            <text:p>1757.2183470378</text:p>
          </table:table-cell>
          <table:table-cell office:value-type="float" office:value="1755.8080242383" calcext:value-type="float">
            <text:p>1755.8080242383</text:p>
          </table:table-cell>
          <table:table-cell office:value-type="float" office:value="1748.35182571056" calcext:value-type="float">
            <text:p>1748.3518257106</text:p>
          </table:table-cell>
          <table:table-cell office:value-type="float" office:value="1753.33765899501" calcext:value-type="float">
            <text:p>1753.337658995</text:p>
          </table:table-cell>
          <table:table-cell office:value-type="float" office:value="1748.42039361798" calcext:value-type="float">
            <text:p>1748.420393618</text:p>
          </table:table-cell>
          <table:table-cell office:value-type="float" office:value="1744.87604622815" calcext:value-type="float">
            <text:p>1744.8760462282</text:p>
          </table:table-cell>
          <table:table-cell office:value-type="float" office:value="1754.86848532474" calcext:value-type="float">
            <text:p>1754.8684853247</text:p>
          </table:table-cell>
          <table:table-cell office:value-type="float" office:value="1747.50951454805" calcext:value-type="float">
            <text:p>1747.5095145481</text:p>
          </table:table-cell>
          <table:table-cell office:value-type="float" office:value="1753.21219271881" calcext:value-type="float">
            <text:p>1753.2121927188</text:p>
          </table:table-cell>
          <table:table-cell table:number-columns-repeated="2"/>
        </table:table-row>
        <table:table-row table:style-name="ro1">
          <table:table-cell office:value-type="float" office:value="1750.97916613719" calcext:value-type="float">
            <text:p>1750.9791661372</text:p>
          </table:table-cell>
          <table:table-cell office:value-type="float" office:value="1749.2469007768" calcext:value-type="float">
            <text:p>1749.2469007768</text:p>
          </table:table-cell>
          <table:table-cell office:value-type="float" office:value="1745.15107125725" calcext:value-type="float">
            <text:p>1745.1510712573</text:p>
          </table:table-cell>
          <table:table-cell office:value-type="float" office:value="1748.24200027598" calcext:value-type="float">
            <text:p>1748.242000276</text:p>
          </table:table-cell>
          <table:table-cell office:value-type="float" office:value="1751.43434647825" calcext:value-type="float">
            <text:p>1751.4343464783</text:p>
          </table:table-cell>
          <table:table-cell office:value-type="float" office:value="1751.27007369532" calcext:value-type="float">
            <text:p>1751.2700736953</text:p>
          </table:table-cell>
          <table:table-cell office:value-type="float" office:value="1756.27008130883" calcext:value-type="float">
            <text:p>1756.2700813088</text:p>
          </table:table-cell>
          <table:table-cell office:value-type="float" office:value="1755.98506042672" calcext:value-type="float">
            <text:p>1755.9850604267</text:p>
          </table:table-cell>
          <table:table-cell office:value-type="float" office:value="1748.59118764307" calcext:value-type="float">
            <text:p>1748.5911876431</text:p>
          </table:table-cell>
          <table:table-cell office:value-type="float" office:value="1749.8439366289" calcext:value-type="float">
            <text:p>1749.8439366289</text:p>
          </table:table-cell>
          <table:table-cell office:value-type="float" office:value="1755.27608012418" calcext:value-type="float">
            <text:p>1755.2760801242</text:p>
          </table:table-cell>
          <table:table-cell office:value-type="float" office:value="1756.9273553024" calcext:value-type="float">
            <text:p>1756.9273553024</text:p>
          </table:table-cell>
          <table:table-cell office:value-type="float" office:value="1755.46495052015" calcext:value-type="float">
            <text:p>1755.4649505202</text:p>
          </table:table-cell>
          <table:table-cell office:value-type="float" office:value="1747.58298537165" calcext:value-type="float">
            <text:p>1747.5829853717</text:p>
          </table:table-cell>
          <table:table-cell office:value-type="float" office:value="1751.63656585825" calcext:value-type="float">
            <text:p>1751.6365658583</text:p>
          </table:table-cell>
          <table:table-cell office:value-type="float" office:value="1740.85530746472" calcext:value-type="float">
            <text:p>1740.8553074647</text:p>
          </table:table-cell>
          <table:table-cell office:value-type="float" office:value="1737.20024931425" calcext:value-type="float">
            <text:p>1737.2002493143</text:p>
          </table:table-cell>
          <table:table-cell office:value-type="float" office:value="1754.79030760581" calcext:value-type="float">
            <text:p>1754.7903076058</text:p>
          </table:table-cell>
          <table:table-cell office:value-type="float" office:value="1740.06933968483" calcext:value-type="float">
            <text:p>1740.0693396848</text:p>
          </table:table-cell>
          <table:table-cell office:value-type="float" office:value="1745.19773769298" calcext:value-type="float">
            <text:p>1745.197737693</text:p>
          </table:table-cell>
          <table:table-cell table:number-columns-repeated="2"/>
        </table:table-row>
        <table:table-row table:style-name="ro1">
          <table:table-cell office:value-type="float" office:value="1749.60877399464" calcext:value-type="float">
            <text:p>1749.6087739946</text:p>
          </table:table-cell>
          <table:table-cell office:value-type="float" office:value="1749.22332511385" calcext:value-type="float">
            <text:p>1749.2233251139</text:p>
          </table:table-cell>
          <table:table-cell office:value-type="float" office:value="1744.82932342039" calcext:value-type="float">
            <text:p>1744.8293234204</text:p>
          </table:table-cell>
          <table:table-cell office:value-type="float" office:value="1747.35867637208" calcext:value-type="float">
            <text:p>1747.3586763721</text:p>
          </table:table-cell>
          <table:table-cell office:value-type="float" office:value="1751.3526553737" calcext:value-type="float">
            <text:p>1751.3526553737</text:p>
          </table:table-cell>
          <table:table-cell office:value-type="float" office:value="1751.1448698478" calcext:value-type="float">
            <text:p>1751.1448698478</text:p>
          </table:table-cell>
          <table:table-cell office:value-type="float" office:value="1751.0797309016" calcext:value-type="float">
            <text:p>1751.0797309016</text:p>
          </table:table-cell>
          <table:table-cell office:value-type="float" office:value="1749.72887178585" calcext:value-type="float">
            <text:p>1749.7288717859</text:p>
          </table:table-cell>
          <table:table-cell office:value-type="float" office:value="1743.00376463176" calcext:value-type="float">
            <text:p>1743.0037646318</text:p>
          </table:table-cell>
          <table:table-cell office:value-type="float" office:value="1743.64462610336" calcext:value-type="float">
            <text:p>1743.6446261034</text:p>
          </table:table-cell>
          <table:table-cell office:value-type="float" office:value="1755.04408482046" calcext:value-type="float">
            <text:p>1755.0440848205</text:p>
          </table:table-cell>
          <table:table-cell office:value-type="float" office:value="1750.01198171264" calcext:value-type="float">
            <text:p>1750.0119817126</text:p>
          </table:table-cell>
          <table:table-cell office:value-type="float" office:value="1755.54037231958" calcext:value-type="float">
            <text:p>1755.5403723196</text:p>
          </table:table-cell>
          <table:table-cell office:value-type="float" office:value="1742.74244193795" calcext:value-type="float">
            <text:p>1742.742441938</text:p>
          </table:table-cell>
          <table:table-cell office:value-type="float" office:value="1751.86592828775" calcext:value-type="float">
            <text:p>1751.8659282878</text:p>
          </table:table-cell>
          <table:table-cell office:value-type="float" office:value="1743.59583722439" calcext:value-type="float">
            <text:p>1743.5958372244</text:p>
          </table:table-cell>
          <table:table-cell office:value-type="float" office:value="1733.49473556383" calcext:value-type="float">
            <text:p>1733.4947355638</text:p>
          </table:table-cell>
          <table:table-cell office:value-type="float" office:value="1752.28348177849" calcext:value-type="float">
            <text:p>1752.2834817785</text:p>
          </table:table-cell>
          <table:table-cell office:value-type="float" office:value="1740.06933968483" calcext:value-type="float">
            <text:p>1740.0693396848</text:p>
          </table:table-cell>
          <table:table-cell office:value-type="float" office:value="1745.76478456173" calcext:value-type="float">
            <text:p>1745.7647845617</text:p>
          </table:table-cell>
          <table:table-cell table:number-columns-repeated="2"/>
        </table:table-row>
        <table:table-row table:style-name="ro1">
          <table:table-cell office:value-type="float" office:value="1749.37527138051" calcext:value-type="float">
            <text:p>1749.3752713805</text:p>
          </table:table-cell>
          <table:table-cell office:value-type="float" office:value="1749.07388942035" calcext:value-type="float">
            <text:p>1749.0738894204</text:p>
          </table:table-cell>
          <table:table-cell office:value-type="float" office:value="1744.70651033722" calcext:value-type="float">
            <text:p>1744.7065103372</text:p>
          </table:table-cell>
          <table:table-cell office:value-type="float" office:value="1745.3277321012" calcext:value-type="float">
            <text:p>1745.3277321012</text:p>
          </table:table-cell>
          <table:table-cell office:value-type="float" office:value="1751.34747266058" calcext:value-type="float">
            <text:p>1751.3474726606</text:p>
          </table:table-cell>
          <table:table-cell office:value-type="float" office:value="1751.05410102172" calcext:value-type="float">
            <text:p>1751.0541010217</text:p>
          </table:table-cell>
          <table:table-cell office:value-type="float" office:value="1750.23179297049" calcext:value-type="float">
            <text:p>1750.2317929705</text:p>
          </table:table-cell>
          <table:table-cell office:value-type="float" office:value="1748.60032786629" calcext:value-type="float">
            <text:p>1748.6003278663</text:p>
          </table:table-cell>
          <table:table-cell office:value-type="float" office:value="1742.29705509935" calcext:value-type="float">
            <text:p>1742.2970550994</text:p>
          </table:table-cell>
          <table:table-cell office:value-type="float" office:value="1743.59151651246" calcext:value-type="float">
            <text:p>1743.5915165125</text:p>
          </table:table-cell>
          <table:table-cell office:value-type="float" office:value="1754.94671633798" calcext:value-type="float">
            <text:p>1754.946716338</text:p>
          </table:table-cell>
          <table:table-cell office:value-type="float" office:value="1750.37761095127" calcext:value-type="float">
            <text:p>1750.3776109513</text:p>
          </table:table-cell>
          <table:table-cell office:value-type="float" office:value="1754.22986524935" calcext:value-type="float">
            <text:p>1754.2298652494</text:p>
          </table:table-cell>
          <table:table-cell office:value-type="float" office:value="1741.17426207814" calcext:value-type="float">
            <text:p>1741.1742620781</text:p>
          </table:table-cell>
          <table:table-cell office:value-type="float" office:value="1751.86036377974" calcext:value-type="float">
            <text:p>1751.8603637797</text:p>
          </table:table-cell>
          <table:table-cell office:value-type="float" office:value="1739.01873048735" calcext:value-type="float">
            <text:p>1739.0187304874</text:p>
          </table:table-cell>
          <table:table-cell office:value-type="float" office:value="1732.02822276447" calcext:value-type="float">
            <text:p>1732.0282227645</text:p>
          </table:table-cell>
          <table:table-cell office:value-type="float" office:value="1745.14234144459" calcext:value-type="float">
            <text:p>1745.1423414446</text:p>
          </table:table-cell>
          <table:table-cell office:value-type="float" office:value="1740.11884905919" calcext:value-type="float">
            <text:p>1740.1188490592</text:p>
          </table:table-cell>
          <table:table-cell office:value-type="float" office:value="1744.28191174567" calcext:value-type="float">
            <text:p>1744.2819117457</text:p>
          </table:table-cell>
          <table:table-cell table:number-columns-repeated="2"/>
        </table:table-row>
        <table:table-row table:style-name="ro1">
          <table:table-cell office:value-type="float" office:value="1744.36256212754" calcext:value-type="float">
            <text:p>1744.3625621275</text:p>
          </table:table-cell>
          <table:table-cell office:value-type="float" office:value="1748.30217132328" calcext:value-type="float">
            <text:p>1748.3021713233</text:p>
          </table:table-cell>
          <table:table-cell office:value-type="float" office:value="1744.46390051362" calcext:value-type="float">
            <text:p>1744.4639005136</text:p>
          </table:table-cell>
          <table:table-cell office:value-type="float" office:value="1745.0791028456" calcext:value-type="float">
            <text:p>1745.0791028456</text:p>
          </table:table-cell>
          <table:table-cell office:value-type="float" office:value="1749.22975588985" calcext:value-type="float">
            <text:p>1749.2297558899</text:p>
          </table:table-cell>
          <table:table-cell office:value-type="float" office:value="1745.94109928236" calcext:value-type="float">
            <text:p>1745.9410992824</text:p>
          </table:table-cell>
          <table:table-cell office:value-type="float" office:value="1750.99543978822" calcext:value-type="float">
            <text:p>1750.9954397882</text:p>
          </table:table-cell>
          <table:table-cell office:value-type="float" office:value="1749.52215722245" calcext:value-type="float">
            <text:p>1749.5221572225</text:p>
          </table:table-cell>
          <table:table-cell office:value-type="float" office:value="1740.91026960181" calcext:value-type="float">
            <text:p>1740.9102696018</text:p>
          </table:table-cell>
          <table:table-cell office:value-type="float" office:value="1740.69226921274" calcext:value-type="float">
            <text:p>1740.6922692127</text:p>
          </table:table-cell>
          <table:table-cell office:value-type="float" office:value="1752.98644914566" calcext:value-type="float">
            <text:p>1752.9864491457</text:p>
          </table:table-cell>
          <table:table-cell office:value-type="float" office:value="1749.95769635085" calcext:value-type="float">
            <text:p>1749.9576963509</text:p>
          </table:table-cell>
          <table:table-cell office:value-type="float" office:value="1754.08126769032" calcext:value-type="float">
            <text:p>1754.0812676903</text:p>
          </table:table-cell>
          <table:table-cell office:value-type="float" office:value="1741.17426207814" calcext:value-type="float">
            <text:p>1741.1742620781</text:p>
          </table:table-cell>
          <table:table-cell office:value-type="float" office:value="1751.88798445734" calcext:value-type="float">
            <text:p>1751.8879844573</text:p>
          </table:table-cell>
          <table:table-cell office:value-type="float" office:value="1731.84500033856" calcext:value-type="float">
            <text:p>1731.8450003386</text:p>
          </table:table-cell>
          <table:table-cell office:value-type="float" office:value="1731.12928176784" calcext:value-type="float">
            <text:p>1731.1292817678</text:p>
          </table:table-cell>
          <table:table-cell office:value-type="float" office:value="1735.40377696621" calcext:value-type="float">
            <text:p>1735.4037769662</text:p>
          </table:table-cell>
          <table:table-cell office:value-type="float" office:value="1740.11884905919" calcext:value-type="float">
            <text:p>1740.1188490592</text:p>
          </table:table-cell>
          <table:table-cell office:value-type="float" office:value="1741.35497517336" calcext:value-type="float">
            <text:p>1741.3549751734</text:p>
          </table:table-cell>
          <table:table-cell table:number-columns-repeated="2"/>
        </table:table-row>
        <table:table-row table:style-name="ro1">
          <table:table-cell office:value-type="float" office:value="1741.04247336719" calcext:value-type="float">
            <text:p>1741.0424733672</text:p>
          </table:table-cell>
          <table:table-cell office:value-type="float" office:value="1751.03989428996" calcext:value-type="float">
            <text:p>1751.03989429</text:p>
          </table:table-cell>
          <table:table-cell office:value-type="float" office:value="1744.17093800646" calcext:value-type="float">
            <text:p>1744.1709380065</text:p>
          </table:table-cell>
          <table:table-cell office:value-type="float" office:value="1743.21863653813" calcext:value-type="float">
            <text:p>1743.2186365381</text:p>
          </table:table-cell>
          <table:table-cell office:value-type="float" office:value="1749.22929972228" calcext:value-type="float">
            <text:p>1749.2292997223</text:p>
          </table:table-cell>
          <table:table-cell office:value-type="float" office:value="1745.54085194262" calcext:value-type="float">
            <text:p>1745.5408519426</text:p>
          </table:table-cell>
          <table:table-cell office:value-type="float" office:value="1747.21092506465" calcext:value-type="float">
            <text:p>1747.2109250647</text:p>
          </table:table-cell>
          <table:table-cell office:value-type="float" office:value="1746.98685120544" calcext:value-type="float">
            <text:p>1746.9868512054</text:p>
          </table:table-cell>
          <table:table-cell office:value-type="float" office:value="1742.26310822668" calcext:value-type="float">
            <text:p>1742.2631082267</text:p>
          </table:table-cell>
          <table:table-cell office:value-type="float" office:value="1742.00365282497" calcext:value-type="float">
            <text:p>1742.003652825</text:p>
          </table:table-cell>
          <table:table-cell office:value-type="float" office:value="1751.16593290994" calcext:value-type="float">
            <text:p>1751.1659329099</text:p>
          </table:table-cell>
          <table:table-cell office:value-type="float" office:value="1749.99399427514" calcext:value-type="float">
            <text:p>1749.9939942751</text:p>
          </table:table-cell>
          <table:table-cell office:value-type="float" office:value="1750.22901836726" calcext:value-type="float">
            <text:p>1750.2290183673</text:p>
          </table:table-cell>
          <table:table-cell office:value-type="float" office:value="1738.52101012946" calcext:value-type="float">
            <text:p>1738.5210101295</text:p>
          </table:table-cell>
          <table:table-cell office:value-type="float" office:value="1750.51123809005" calcext:value-type="float">
            <text:p>1750.5112380901</text:p>
          </table:table-cell>
          <table:table-cell office:value-type="float" office:value="1732.57013205939" calcext:value-type="float">
            <text:p>1732.5701320594</text:p>
          </table:table-cell>
          <table:table-cell office:value-type="float" office:value="1732.41613028653" calcext:value-type="float">
            <text:p>1732.4161302865</text:p>
          </table:table-cell>
          <table:table-cell office:value-type="float" office:value="1732.61831710471" calcext:value-type="float">
            <text:p>1732.6183171047</text:p>
          </table:table-cell>
          <table:table-cell office:value-type="float" office:value="1739.94969916656" calcext:value-type="float">
            <text:p>1739.9496991666</text:p>
          </table:table-cell>
          <table:table-cell office:value-type="float" office:value="1740.67161269213" calcext:value-type="float">
            <text:p>1740.6716126921</text:p>
          </table:table-cell>
          <table:table-cell table:number-columns-repeated="2"/>
        </table:table-row>
        <table:table-row table:style-name="ro1">
          <table:table-cell office:value-type="float" office:value="1740.40557209784" calcext:value-type="float">
            <text:p>1740.4055720978</text:p>
          </table:table-cell>
          <table:table-cell office:value-type="float" office:value="1751.71914926664" calcext:value-type="float">
            <text:p>1751.7191492666</text:p>
          </table:table-cell>
          <table:table-cell office:value-type="float" office:value="1743.53032213789" calcext:value-type="float">
            <text:p>1743.5303221379</text:p>
          </table:table-cell>
          <table:table-cell office:value-type="float" office:value="1743.23337072585" calcext:value-type="float">
            <text:p>1743.2333707259</text:p>
          </table:table-cell>
          <table:table-cell office:value-type="float" office:value="1750.6328727304" calcext:value-type="float">
            <text:p>1750.6328727304</text:p>
          </table:table-cell>
          <table:table-cell office:value-type="float" office:value="1746.36719821772" calcext:value-type="float">
            <text:p>1746.3671982177</text:p>
          </table:table-cell>
          <table:table-cell office:value-type="float" office:value="1744.85812630915" calcext:value-type="float">
            <text:p>1744.8581263092</text:p>
          </table:table-cell>
          <table:table-cell office:value-type="float" office:value="1747.61445388056" calcext:value-type="float">
            <text:p>1747.6144538806</text:p>
          </table:table-cell>
          <table:table-cell office:value-type="float" office:value="1742.2160008868" calcext:value-type="float">
            <text:p>1742.2160008868</text:p>
          </table:table-cell>
          <table:table-cell office:value-type="float" office:value="1741.90110230892" calcext:value-type="float">
            <text:p>1741.9011023089</text:p>
          </table:table-cell>
          <table:table-cell office:value-type="float" office:value="1751.42118277345" calcext:value-type="float">
            <text:p>1751.4211827735</text:p>
          </table:table-cell>
          <table:table-cell office:value-type="float" office:value="1751.09934412889" calcext:value-type="float">
            <text:p>1751.0993441289</text:p>
          </table:table-cell>
          <table:table-cell office:value-type="float" office:value="1742.72518940277" calcext:value-type="float">
            <text:p>1742.7251894028</text:p>
          </table:table-cell>
          <table:table-cell office:value-type="float" office:value="1740.51025447188" calcext:value-type="float">
            <text:p>1740.5102544719</text:p>
          </table:table-cell>
          <table:table-cell office:value-type="float" office:value="1750.52252780789" calcext:value-type="float">
            <text:p>1750.5225278079</text:p>
          </table:table-cell>
          <table:table-cell office:value-type="float" office:value="1732.53278587055" calcext:value-type="float">
            <text:p>1732.5327858706</text:p>
          </table:table-cell>
          <table:table-cell office:value-type="float" office:value="1732.96896275794" calcext:value-type="float">
            <text:p>1732.9689627579</text:p>
          </table:table-cell>
          <table:table-cell office:value-type="float" office:value="1734.13900002064" calcext:value-type="float">
            <text:p>1734.1390000206</text:p>
          </table:table-cell>
          <table:table-cell office:value-type="float" office:value="1740.20793764746" calcext:value-type="float">
            <text:p>1740.2079376475</text:p>
          </table:table-cell>
          <table:table-cell office:value-type="float" office:value="1740.67161269213" calcext:value-type="float">
            <text:p>1740.6716126921</text:p>
          </table:table-cell>
          <table:table-cell table:number-columns-repeated="2"/>
        </table:table-row>
        <table:table-row table:style-name="ro1">
          <table:table-cell office:value-type="float" office:value="1735.97877233406" calcext:value-type="float">
            <text:p>1735.9787723341</text:p>
          </table:table-cell>
          <table:table-cell office:value-type="float" office:value="1750.98842312775" calcext:value-type="float">
            <text:p>1750.9884231278</text:p>
          </table:table-cell>
          <table:table-cell office:value-type="float" office:value="1737.09073365188" calcext:value-type="float">
            <text:p>1737.0907336519</text:p>
          </table:table-cell>
          <table:table-cell office:value-type="float" office:value="1742.58407792314" calcext:value-type="float">
            <text:p>1742.5840779231</text:p>
          </table:table-cell>
          <table:table-cell office:value-type="float" office:value="1743.3851156113" calcext:value-type="float">
            <text:p>1743.3851156113</text:p>
          </table:table-cell>
          <table:table-cell office:value-type="float" office:value="1746.36719821772" calcext:value-type="float">
            <text:p>1746.3671982177</text:p>
          </table:table-cell>
          <table:table-cell office:value-type="float" office:value="1743.89896222154" calcext:value-type="float">
            <text:p>1743.8989622215</text:p>
          </table:table-cell>
          <table:table-cell office:value-type="float" office:value="1747.24661752002" calcext:value-type="float">
            <text:p>1747.24661752</text:p>
          </table:table-cell>
          <table:table-cell office:value-type="float" office:value="1741.89743463437" calcext:value-type="float">
            <text:p>1741.8974346344</text:p>
          </table:table-cell>
          <table:table-cell office:value-type="float" office:value="1734.51654482511" calcext:value-type="float">
            <text:p>1734.5165448251</text:p>
          </table:table-cell>
          <table:table-cell office:value-type="float" office:value="1751.80827286103" calcext:value-type="float">
            <text:p>1751.808272861</text:p>
          </table:table-cell>
          <table:table-cell office:value-type="float" office:value="1749.6084614309" calcext:value-type="float">
            <text:p>1749.6084614309</text:p>
          </table:table-cell>
          <table:table-cell office:value-type="float" office:value="1742.648194314" calcext:value-type="float">
            <text:p>1742.648194314</text:p>
          </table:table-cell>
          <table:table-cell office:value-type="float" office:value="1740.51025447188" calcext:value-type="float">
            <text:p>1740.5102544719</text:p>
          </table:table-cell>
          <table:table-cell office:value-type="float" office:value="1743.08408438334" calcext:value-type="float">
            <text:p>1743.0840843833</text:p>
          </table:table-cell>
          <table:table-cell office:value-type="float" office:value="1732.61485734064" calcext:value-type="float">
            <text:p>1732.6148573406</text:p>
          </table:table-cell>
          <table:table-cell office:value-type="float" office:value="1726.52084758039" calcext:value-type="float">
            <text:p>1726.5208475804</text:p>
          </table:table-cell>
          <table:table-cell office:value-type="float" office:value="1731.33434187633" calcext:value-type="float">
            <text:p>1731.3343418763</text:p>
          </table:table-cell>
          <table:table-cell office:value-type="float" office:value="1740.04196623741" calcext:value-type="float">
            <text:p>1740.0419662374</text:p>
          </table:table-cell>
          <table:table-cell office:value-type="float" office:value="1743.19513813021" calcext:value-type="float">
            <text:p>1743.1951381302</text:p>
          </table:table-cell>
          <table:table-cell table:number-columns-repeated="2"/>
        </table:table-row>
        <table:table-row table:style-name="ro1">
          <table:table-cell office:value-type="float" office:value="1733.3829491004" calcext:value-type="float">
            <text:p>1733.3829491004</text:p>
          </table:table-cell>
          <table:table-cell office:value-type="float" office:value="1752.02356721169" calcext:value-type="float">
            <text:p>1752.0235672117</text:p>
          </table:table-cell>
          <table:table-cell office:value-type="float" office:value="1736.66903481186" calcext:value-type="float">
            <text:p>1736.6690348119</text:p>
          </table:table-cell>
          <table:table-cell office:value-type="float" office:value="1742.12220246777" calcext:value-type="float">
            <text:p>1742.1222024678</text:p>
          </table:table-cell>
          <table:table-cell office:value-type="float" office:value="1743.40472703541" calcext:value-type="float">
            <text:p>1743.4047270354</text:p>
          </table:table-cell>
          <table:table-cell office:value-type="float" office:value="1745.98377095841" calcext:value-type="float">
            <text:p>1745.9837709584</text:p>
          </table:table-cell>
          <table:table-cell office:value-type="float" office:value="1743.03162446879" calcext:value-type="float">
            <text:p>1743.0316244688</text:p>
          </table:table-cell>
          <table:table-cell office:value-type="float" office:value="1745.42298695175" calcext:value-type="float">
            <text:p>1745.4229869518</text:p>
          </table:table-cell>
          <table:table-cell office:value-type="float" office:value="1737.15418191936" calcext:value-type="float">
            <text:p>1737.1541819194</text:p>
          </table:table-cell>
          <table:table-cell office:value-type="float" office:value="1732.31878288837" calcext:value-type="float">
            <text:p>1732.3187828884</text:p>
          </table:table-cell>
          <table:table-cell office:value-type="float" office:value="1750.11673154006" calcext:value-type="float">
            <text:p>1750.1167315401</text:p>
          </table:table-cell>
          <table:table-cell office:value-type="float" office:value="1750.16710631721" calcext:value-type="float">
            <text:p>1750.1671063172</text:p>
          </table:table-cell>
          <table:table-cell office:value-type="float" office:value="1735.47260984643" calcext:value-type="float">
            <text:p>1735.4726098464</text:p>
          </table:table-cell>
          <table:table-cell office:value-type="float" office:value="1740.18750564556" calcext:value-type="float">
            <text:p>1740.1875056456</text:p>
          </table:table-cell>
          <table:table-cell office:value-type="float" office:value="1740.84918004737" calcext:value-type="float">
            <text:p>1740.8491800474</text:p>
          </table:table-cell>
          <table:table-cell office:value-type="float" office:value="1727.87038189776" calcext:value-type="float">
            <text:p>1727.8703818978</text:p>
          </table:table-cell>
          <table:table-cell office:value-type="float" office:value="1726.18711130058" calcext:value-type="float">
            <text:p>1726.1871113006</text:p>
          </table:table-cell>
          <table:table-cell office:value-type="float" office:value="1732.29520166477" calcext:value-type="float">
            <text:p>1732.2952016648</text:p>
          </table:table-cell>
          <table:table-cell office:value-type="float" office:value="1739.25029348122" calcext:value-type="float">
            <text:p>1739.2502934812</text:p>
          </table:table-cell>
          <table:table-cell office:value-type="float" office:value="1737.23122173761" calcext:value-type="float">
            <text:p>1737.2312217376</text:p>
          </table:table-cell>
          <table:table-cell table:number-columns-repeated="2"/>
        </table:table-row>
        <table:table-row table:style-name="ro1">
          <table:table-cell office:value-type="float" office:value="1733.09636412901" calcext:value-type="float">
            <text:p>1733.096364129</text:p>
          </table:table-cell>
          <table:table-cell office:value-type="float" office:value="1751.90475268804" calcext:value-type="float">
            <text:p>1751.904752688</text:p>
          </table:table-cell>
          <table:table-cell office:value-type="float" office:value="1736.39980579729" calcext:value-type="float">
            <text:p>1736.3998057973</text:p>
          </table:table-cell>
          <table:table-cell office:value-type="float" office:value="1741.82372689407" calcext:value-type="float">
            <text:p>1741.8237268941</text:p>
          </table:table-cell>
          <table:table-cell office:value-type="float" office:value="1742.98862815735" calcext:value-type="float">
            <text:p>1742.9886281574</text:p>
          </table:table-cell>
          <table:table-cell office:value-type="float" office:value="1745.8360679739" calcext:value-type="float">
            <text:p>1745.8360679739</text:p>
          </table:table-cell>
          <table:table-cell office:value-type="float" office:value="1742.95807881624" calcext:value-type="float">
            <text:p>1742.9580788162</text:p>
          </table:table-cell>
          <table:table-cell office:value-type="float" office:value="1746.30115515705" calcext:value-type="float">
            <text:p>1746.3011551571</text:p>
          </table:table-cell>
          <table:table-cell office:value-type="float" office:value="1737.06430904498" calcext:value-type="float">
            <text:p>1737.064309045</text:p>
          </table:table-cell>
          <table:table-cell office:value-type="float" office:value="1725.4197860664" calcext:value-type="float">
            <text:p>1725.4197860664</text:p>
          </table:table-cell>
          <table:table-cell office:value-type="float" office:value="1741.50989567818" calcext:value-type="float">
            <text:p>1741.5098956782</text:p>
          </table:table-cell>
          <table:table-cell office:value-type="float" office:value="1749.59933377729" calcext:value-type="float">
            <text:p>1749.5993337773</text:p>
          </table:table-cell>
          <table:table-cell office:value-type="float" office:value="1735.49384665298" calcext:value-type="float">
            <text:p>1735.493846653</text:p>
          </table:table-cell>
          <table:table-cell office:value-type="float" office:value="1738.11505042449" calcext:value-type="float">
            <text:p>1738.1150504245</text:p>
          </table:table-cell>
          <table:table-cell office:value-type="float" office:value="1732.65454253049" calcext:value-type="float">
            <text:p>1732.6545425305</text:p>
          </table:table-cell>
          <table:table-cell office:value-type="float" office:value="1727.87038189776" calcext:value-type="float">
            <text:p>1727.8703818978</text:p>
          </table:table-cell>
          <table:table-cell office:value-type="float" office:value="1723.75358292649" calcext:value-type="float">
            <text:p>1723.7535829265</text:p>
          </table:table-cell>
          <table:table-cell office:value-type="float" office:value="1732.91387200686" calcext:value-type="float">
            <text:p>1732.9138720069</text:p>
          </table:table-cell>
          <table:table-cell office:value-type="float" office:value="1739.17407233314" calcext:value-type="float">
            <text:p>1739.1740723331</text:p>
          </table:table-cell>
          <table:table-cell office:value-type="float" office:value="1738.67541658137" calcext:value-type="float">
            <text:p>1738.6754165814</text:p>
          </table:table-cell>
          <table:table-cell table:number-columns-repeated="2"/>
        </table:table-row>
        <table:table-row table:style-name="ro1">
          <table:table-cell office:value-type="float" office:value="1731.89530670202" calcext:value-type="float">
            <text:p>1731.895306702</text:p>
          </table:table-cell>
          <table:table-cell office:value-type="float" office:value="1751.69101732727" calcext:value-type="float">
            <text:p>1751.6910173273</text:p>
          </table:table-cell>
          <table:table-cell office:value-type="float" office:value="1736.78984444539" calcext:value-type="float">
            <text:p>1736.7898444454</text:p>
          </table:table-cell>
          <table:table-cell office:value-type="float" office:value="1741.79493184212" calcext:value-type="float">
            <text:p>1741.7949318421</text:p>
          </table:table-cell>
          <table:table-cell office:value-type="float" office:value="1741.52599857877" calcext:value-type="float">
            <text:p>1741.5259985788</text:p>
          </table:table-cell>
          <table:table-cell office:value-type="float" office:value="1744.99177010628" calcext:value-type="float">
            <text:p>1744.9917701063</text:p>
          </table:table-cell>
          <table:table-cell office:value-type="float" office:value="1742.89722704601" calcext:value-type="float">
            <text:p>1742.897227046</text:p>
          </table:table-cell>
          <table:table-cell office:value-type="float" office:value="1746.30115515705" calcext:value-type="float">
            <text:p>1746.3011551571</text:p>
          </table:table-cell>
          <table:table-cell office:value-type="float" office:value="1736.67715089892" calcext:value-type="float">
            <text:p>1736.6771508989</text:p>
          </table:table-cell>
          <table:table-cell office:value-type="float" office:value="1725.00626889521" calcext:value-type="float">
            <text:p>1725.0062688952</text:p>
          </table:table-cell>
          <table:table-cell office:value-type="float" office:value="1741.63804608514" calcext:value-type="float">
            <text:p>1741.6380460851</text:p>
          </table:table-cell>
          <table:table-cell office:value-type="float" office:value="1749.53568672585" calcext:value-type="float">
            <text:p>1749.5356867259</text:p>
          </table:table-cell>
          <table:table-cell office:value-type="float" office:value="1735.48935968521" calcext:value-type="float">
            <text:p>1735.4893596852</text:p>
          </table:table-cell>
          <table:table-cell office:value-type="float" office:value="1737.68879141883" calcext:value-type="float">
            <text:p>1737.6887914188</text:p>
          </table:table-cell>
          <table:table-cell office:value-type="float" office:value="1729.44678664715" calcext:value-type="float">
            <text:p>1729.4467866472</text:p>
          </table:table-cell>
          <table:table-cell office:value-type="float" office:value="1725.51943940014" calcext:value-type="float">
            <text:p>1725.5194394001</text:p>
          </table:table-cell>
          <table:table-cell office:value-type="float" office:value="1723.78408473605" calcext:value-type="float">
            <text:p>1723.7840847361</text:p>
          </table:table-cell>
          <table:table-cell office:value-type="float" office:value="1733.55928721093" calcext:value-type="float">
            <text:p>1733.5592872109</text:p>
          </table:table-cell>
          <table:table-cell office:value-type="float" office:value="1738.17357491008" calcext:value-type="float">
            <text:p>1738.1735749101</text:p>
          </table:table-cell>
          <table:table-cell office:value-type="float" office:value="1738.67541658137" calcext:value-type="float">
            <text:p>1738.6754165814</text:p>
          </table:table-cell>
          <table:table-cell table:number-columns-repeated="2"/>
        </table:table-row>
        <table:table-row table:style-name="ro1">
          <table:table-cell office:value-type="float" office:value="1726.74106978029" calcext:value-type="float">
            <text:p>1726.7410697803</text:p>
          </table:table-cell>
          <table:table-cell office:value-type="float" office:value="1751.14023094028" calcext:value-type="float">
            <text:p>1751.1402309403</text:p>
          </table:table-cell>
          <table:table-cell office:value-type="float" office:value="1736.04168525407" calcext:value-type="float">
            <text:p>1736.0416852541</text:p>
          </table:table-cell>
          <table:table-cell office:value-type="float" office:value="1742.21797908952" calcext:value-type="float">
            <text:p>1742.2179790895</text:p>
          </table:table-cell>
          <table:table-cell office:value-type="float" office:value="1741.65376560971" calcext:value-type="float">
            <text:p>1741.6537656097</text:p>
          </table:table-cell>
          <table:table-cell office:value-type="float" office:value="1744.73814693447" calcext:value-type="float">
            <text:p>1744.7381469345</text:p>
          </table:table-cell>
          <table:table-cell office:value-type="float" office:value="1740.71151915177" calcext:value-type="float">
            <text:p>1740.7115191518</text:p>
          </table:table-cell>
          <table:table-cell office:value-type="float" office:value="1746.18552811653" calcext:value-type="float">
            <text:p>1746.1855281165</text:p>
          </table:table-cell>
          <table:table-cell office:value-type="float" office:value="1740.32457192017" calcext:value-type="float">
            <text:p>1740.3245719202</text:p>
          </table:table-cell>
          <table:table-cell office:value-type="float" office:value="1725.69038691386" calcext:value-type="float">
            <text:p>1725.6903869139</text:p>
          </table:table-cell>
          <table:table-cell office:value-type="float" office:value="1741.66522951085" calcext:value-type="float">
            <text:p>1741.6652295109</text:p>
          </table:table-cell>
          <table:table-cell office:value-type="float" office:value="1746.74260110794" calcext:value-type="float">
            <text:p>1746.7426011079</text:p>
          </table:table-cell>
          <table:table-cell office:value-type="float" office:value="1735.21112015659" calcext:value-type="float">
            <text:p>1735.2111201566</text:p>
          </table:table-cell>
          <table:table-cell office:value-type="float" office:value="1731.26946632062" calcext:value-type="float">
            <text:p>1731.2694663206</text:p>
          </table:table-cell>
          <table:table-cell office:value-type="float" office:value="1727.97455388918" calcext:value-type="float">
            <text:p>1727.9745538892</text:p>
          </table:table-cell>
          <table:table-cell office:value-type="float" office:value="1727.08414122732" calcext:value-type="float">
            <text:p>1727.0841412273</text:p>
          </table:table-cell>
          <table:table-cell office:value-type="float" office:value="1723.77878230267" calcext:value-type="float">
            <text:p>1723.7787823027</text:p>
          </table:table-cell>
          <table:table-cell office:value-type="float" office:value="1731.95082554743" calcext:value-type="float">
            <text:p>1731.9508255474</text:p>
          </table:table-cell>
          <table:table-cell office:value-type="float" office:value="1737.70738903786" calcext:value-type="float">
            <text:p>1737.7073890379</text:p>
          </table:table-cell>
          <table:table-cell office:value-type="float" office:value="1738.67245038944" calcext:value-type="float">
            <text:p>1738.6724503894</text:p>
          </table:table-cell>
          <table:table-cell table:number-columns-repeated="2"/>
        </table:table-row>
        <table:table-row table:style-name="ro1">
          <table:table-cell office:value-type="float" office:value="1727.0673510037" calcext:value-type="float">
            <text:p>1727.0673510037</text:p>
          </table:table-cell>
          <table:table-cell office:value-type="float" office:value="1751.1323816159" calcext:value-type="float">
            <text:p>1751.1323816159</text:p>
          </table:table-cell>
          <table:table-cell office:value-type="float" office:value="1735.61051486304" calcext:value-type="float">
            <text:p>1735.610514863</text:p>
          </table:table-cell>
          <table:table-cell office:value-type="float" office:value="1742.21456568186" calcext:value-type="float">
            <text:p>1742.2145656819</text:p>
          </table:table-cell>
          <table:table-cell office:value-type="float" office:value="1740.94771320759" calcext:value-type="float">
            <text:p>1740.9477132076</text:p>
          </table:table-cell>
          <table:table-cell office:value-type="float" office:value="1745.02505760812" calcext:value-type="float">
            <text:p>1745.0250576081</text:p>
          </table:table-cell>
          <table:table-cell office:value-type="float" office:value="1740.02811332843" calcext:value-type="float">
            <text:p>1740.0281133284</text:p>
          </table:table-cell>
          <table:table-cell office:value-type="float" office:value="1746.18552811653" calcext:value-type="float">
            <text:p>1746.1855281165</text:p>
          </table:table-cell>
          <table:table-cell office:value-type="float" office:value="1738.68154650009" calcext:value-type="float">
            <text:p>1738.6815465001</text:p>
          </table:table-cell>
          <table:table-cell office:value-type="float" office:value="1726.09409275101" calcext:value-type="float">
            <text:p>1726.094092751</text:p>
          </table:table-cell>
          <table:table-cell office:value-type="float" office:value="1741.66571324709" calcext:value-type="float">
            <text:p>1741.6657132471</text:p>
          </table:table-cell>
          <table:table-cell office:value-type="float" office:value="1747.58819926975" calcext:value-type="float">
            <text:p>1747.5881992698</text:p>
          </table:table-cell>
          <table:table-cell office:value-type="float" office:value="1727.07495433243" calcext:value-type="float">
            <text:p>1727.0749543324</text:p>
          </table:table-cell>
          <table:table-cell office:value-type="float" office:value="1731.42775718118" calcext:value-type="float">
            <text:p>1731.4277571812</text:p>
          </table:table-cell>
          <table:table-cell office:value-type="float" office:value="1730.04337080439" calcext:value-type="float">
            <text:p>1730.0433708044</text:p>
          </table:table-cell>
          <table:table-cell office:value-type="float" office:value="1723.3578059612" calcext:value-type="float">
            <text:p>1723.3578059612</text:p>
          </table:table-cell>
          <table:table-cell office:value-type="float" office:value="1722.92182926098" calcext:value-type="float">
            <text:p>1722.921829261</text:p>
          </table:table-cell>
          <table:table-cell office:value-type="float" office:value="1731.75698442634" calcext:value-type="float">
            <text:p>1731.7569844263</text:p>
          </table:table-cell>
          <table:table-cell office:value-type="float" office:value="1738.14160876823" calcext:value-type="float">
            <text:p>1738.1416087682</text:p>
          </table:table-cell>
          <table:table-cell office:value-type="float" office:value="1730.93290974877" calcext:value-type="float">
            <text:p>1730.9329097488</text:p>
          </table:table-cell>
          <table:table-cell table:number-columns-repeated="2"/>
        </table:table-row>
        <table:table-row table:style-name="ro1">
          <table:table-cell office:value-type="float" office:value="1726.495749364" calcext:value-type="float">
            <text:p>1726.495749364</text:p>
          </table:table-cell>
          <table:table-cell office:value-type="float" office:value="1750.42325562036" calcext:value-type="float">
            <text:p>1750.4232556204</text:p>
          </table:table-cell>
          <table:table-cell office:value-type="float" office:value="1736.17141621418" calcext:value-type="float">
            <text:p>1736.1714162142</text:p>
          </table:table-cell>
          <table:table-cell office:value-type="float" office:value="1734.83071224688" calcext:value-type="float">
            <text:p>1734.8307122469</text:p>
          </table:table-cell>
          <table:table-cell office:value-type="float" office:value="1740.93322431766" calcext:value-type="float">
            <text:p>1740.9332243177</text:p>
          </table:table-cell>
          <table:table-cell office:value-type="float" office:value="1744.90989505738" calcext:value-type="float">
            <text:p>1744.9098950574</text:p>
          </table:table-cell>
          <table:table-cell office:value-type="float" office:value="1740.02708513197" calcext:value-type="float">
            <text:p>1740.027085132</text:p>
          </table:table-cell>
          <table:table-cell office:value-type="float" office:value="1745.51222521914" calcext:value-type="float">
            <text:p>1745.5122252191</text:p>
          </table:table-cell>
          <table:table-cell office:value-type="float" office:value="1736.81301999817" calcext:value-type="float">
            <text:p>1736.813019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.77067186821" calcext:value-type="float">
            <text:p>1747.7706718682</text:p>
          </table:table-cell>
          <table:table-cell office:value-type="float" office:value="0" calcext:value-type="float">
            <text:p>0</text:p>
          </table:table-cell>
          <table:table-cell office:value-type="float" office:value="1732.1351481285" calcext:value-type="float">
            <text:p>1732.1351481285</text:p>
          </table:table-cell>
          <table:table-cell office:value-type="float" office:value="1729.17333606795" calcext:value-type="float">
            <text:p>1729.173336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.92978120391" calcext:value-type="float">
            <text:p>1730.9297812039</text:p>
          </table:table-cell>
          <table:table-cell office:value-type="float" office:value="1736.48721753836" calcext:value-type="float">
            <text:p>1736.4872175384</text:p>
          </table:table-cell>
          <table:table-cell office:value-type="float" office:value="1730.93274343899" calcext:value-type="float">
            <text:p>1730.932743439</text:p>
          </table:table-cell>
          <table:table-cell table:number-columns-repeated="2"/>
        </table:table-row>
        <table:table-row table:style-name="ro1">
          <table:table-cell office:value-type="float" office:value="1726.25243624811" calcext:value-type="float">
            <text:p>1726.2524362481</text:p>
          </table:table-cell>
          <table:table-cell office:value-type="float" office:value="1749.71635530967" calcext:value-type="float">
            <text:p>1749.7163553097</text:p>
          </table:table-cell>
          <table:table-cell office:value-type="float" office:value="1736.317664984" calcext:value-type="float">
            <text:p>1736.317664984</text:p>
          </table:table-cell>
          <table:table-cell office:value-type="float" office:value="1734.83060354466" calcext:value-type="float">
            <text:p>1734.8306035447</text:p>
          </table:table-cell>
          <table:table-cell office:value-type="float" office:value="1740.61356117498" calcext:value-type="float">
            <text:p>1740.613561175</text:p>
          </table:table-cell>
          <table:table-cell office:value-type="float" office:value="1745.35256092849" calcext:value-type="float">
            <text:p>1745.3525609285</text:p>
          </table:table-cell>
          <table:table-cell office:value-type="float" office:value="1737.8637914298" calcext:value-type="float">
            <text:p>1737.8637914298</text:p>
          </table:table-cell>
          <table:table-cell office:value-type="float" office:value="1745.37102785889" calcext:value-type="float">
            <text:p>1745.3710278589</text:p>
          </table:table-cell>
          <table:table-cell office:value-type="float" office:value="1737.06279000959" calcext:value-type="float">
            <text:p>1737.062790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.43959488886" calcext:value-type="float">
            <text:p>1747.4395948889</text:p>
          </table:table-cell>
          <table:table-cell office:value-type="float" office:value="0" calcext:value-type="float">
            <text:p>0</text:p>
          </table:table-cell>
          <table:table-cell office:value-type="float" office:value="1731.50699834165" calcext:value-type="float">
            <text:p>1731.5069983417</text:p>
          </table:table-cell>
          <table:table-cell office:value-type="float" office:value="1725.55773357673" calcext:value-type="float">
            <text:p>1725.5577335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.49249214402" calcext:value-type="float">
            <text:p>1730.492492144</text:p>
          </table:table-cell>
          <table:table-cell office:value-type="float" office:value="1737.10312118458" calcext:value-type="float">
            <text:p>1737.1031211846</text:p>
          </table:table-cell>
          <table:table-cell office:value-type="float" office:value="1732.74740051852" calcext:value-type="float">
            <text:p>1732.7474005185</text:p>
          </table:table-cell>
          <table:table-cell table:number-columns-repeated="2"/>
        </table:table-row>
        <table:table-row table:style-name="ro1">
          <table:table-cell office:value-type="float" office:value="1726.22491519511" calcext:value-type="float">
            <text:p>1726.2249151951</text:p>
          </table:table-cell>
          <table:table-cell office:value-type="float" office:value="1745.84916735875" calcext:value-type="float">
            <text:p>1745.8491673588</text:p>
          </table:table-cell>
          <table:table-cell office:value-type="float" office:value="1735.5579019342" calcext:value-type="float">
            <text:p>1735.5579019342</text:p>
          </table:table-cell>
          <table:table-cell office:value-type="float" office:value="1734.68268674021" calcext:value-type="float">
            <text:p>1734.6826867402</text:p>
          </table:table-cell>
          <table:table-cell office:value-type="float" office:value="1740.22683924217" calcext:value-type="float">
            <text:p>1740.2268392422</text:p>
          </table:table-cell>
          <table:table-cell office:value-type="float" office:value="1745.15192213254" calcext:value-type="float">
            <text:p>1745.1519221325</text:p>
          </table:table-cell>
          <table:table-cell office:value-type="float" office:value="1738.16111570678" calcext:value-type="float">
            <text:p>1738.1611157068</text:p>
          </table:table-cell>
          <table:table-cell office:value-type="float" office:value="1738.00332627366" calcext:value-type="float">
            <text:p>1738.0033262737</text:p>
          </table:table-cell>
          <table:table-cell office:value-type="float" office:value="1735.69931958248" calcext:value-type="float">
            <text:p>1735.6993195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.50728082153" calcext:value-type="float">
            <text:p>1747.5072808215</text:p>
          </table:table-cell>
          <table:table-cell office:value-type="float" office:value="0" calcext:value-type="float">
            <text:p>0</text:p>
          </table:table-cell>
          <table:table-cell office:value-type="float" office:value="1730.93886910998" calcext:value-type="float">
            <text:p>1730.93886911</text:p>
          </table:table-cell>
          <table:table-cell office:value-type="float" office:value="1725.97341203682" calcext:value-type="float">
            <text:p>1725.973412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.02442157272" calcext:value-type="float">
            <text:p>1730.0244215727</text:p>
          </table:table-cell>
          <table:table-cell office:value-type="float" office:value="1736.53047355264" calcext:value-type="float">
            <text:p>1736.5304735526</text:p>
          </table:table-cell>
          <table:table-cell office:value-type="float" office:value="1731.3677927357" calcext:value-type="float">
            <text:p>1731.3677927357</text:p>
          </table:table-cell>
          <table:table-cell table:number-columns-repeated="2"/>
        </table:table-row>
        <table:table-row table:style-name="ro1">
          <table:table-cell office:value-type="float" office:value="1725.67837547" calcext:value-type="float">
            <text:p>1725.67837547</text:p>
          </table:table-cell>
          <table:table-cell office:value-type="float" office:value="1738.30330893166" calcext:value-type="float">
            <text:p>1738.3033089317</text:p>
          </table:table-cell>
          <table:table-cell office:value-type="float" office:value="1734.16415263915" calcext:value-type="float">
            <text:p>1734.1641526392</text:p>
          </table:table-cell>
          <table:table-cell office:value-type="float" office:value="1728.98041086511" calcext:value-type="float">
            <text:p>1728.9804108651</text:p>
          </table:table-cell>
          <table:table-cell office:value-type="float" office:value="1740.49019382851" calcext:value-type="float">
            <text:p>1740.4901938285</text:p>
          </table:table-cell>
          <table:table-cell office:value-type="float" office:value="1738.75001526567" calcext:value-type="float">
            <text:p>1738.7500152657</text:p>
          </table:table-cell>
          <table:table-cell office:value-type="float" office:value="1731.8402950286" calcext:value-type="float">
            <text:p>1731.8402950286</text:p>
          </table:table-cell>
          <table:table-cell office:value-type="float" office:value="1739.74956604193" calcext:value-type="float">
            <text:p>1739.7495660419</text:p>
          </table:table-cell>
          <table:table-cell office:value-type="float" office:value="1732.55264900725" calcext:value-type="float">
            <text:p>1732.5526490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.16839387879" calcext:value-type="float">
            <text:p>1749.1683938788</text:p>
          </table:table-cell>
          <table:table-cell office:value-type="float" office:value="0" calcext:value-type="float">
            <text:p>0</text:p>
          </table:table-cell>
          <table:table-cell office:value-type="float" office:value="1725.69850445295" calcext:value-type="float">
            <text:p>1725.698504453</text:p>
          </table:table-cell>
          <table:table-cell office:value-type="float" office:value="1724.9980980346" calcext:value-type="float">
            <text:p>1724.9980980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0.688058257" calcext:value-type="float">
            <text:p>1730.688058257</text:p>
          </table:table-cell>
          <table:table-cell office:value-type="float" office:value="1730.95001846538" calcext:value-type="float">
            <text:p>1730.9500184654</text:p>
          </table:table-cell>
          <table:table-cell office:value-type="float" office:value="1731.22953814921" calcext:value-type="float">
            <text:p>1731.2295381492</text:p>
          </table:table-cell>
          <table:table-cell table:number-columns-repeated="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748.54597574896" calcext:value-type="float">
            <text:p>1748.5459757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9.63651002906" calcext:value-type="float">
            <text:p>1729.6365100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742.05315269611" calcext:value-type="float">
            <text:p>1742.05315269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9.92452725493" calcext:value-type="float">
            <text:p>1729.92452725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.A20];[.B20];[.C20];[.D20];[.E20];[.F20];[.G20];[.H20];[.I20];[.J16];[.K16];[.L24];[.M16];[.N20];[.O20];[.P16];[.Q16];[.R24];[.S20];[.T20])" office:value-type="float" office:value="1731.58193403773" calcext:value-type="float">
            <text:p>1731.5819340377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742.05316155311" calcext:value-type="float">
            <text:p>1742.05316155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9.27598463181" calcext:value-type="float">
            <text:p>1729.27598463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office:value-type="float" office:value="1741.26766038413" calcext:value-type="float">
            <text:p>1741.267660384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25.87149863764" calcext:value-type="float">
            <text:p>1725.8714986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float" office:value="1757.66437832254" calcext:value-type="float">
            <text:p>1757.6643783225</text:p>
          </table:table-cell>
          <table:table-cell office:value-type="float" office:value="1756.96957297894" calcext:value-type="float">
            <text:p>1756.9695729789</text:p>
          </table:table-cell>
          <table:table-cell office:value-type="float" office:value="1756.48115542768" calcext:value-type="float">
            <text:p>1756.4811554277</text:p>
          </table:table-cell>
          <table:table-cell office:value-type="float" office:value="1757.14680178393" calcext:value-type="float">
            <text:p>1757.1468017839</text:p>
          </table:table-cell>
          <table:table-cell office:value-type="float" office:value="1757.70541551036" calcext:value-type="float">
            <text:p>1757.7054155104</text:p>
          </table:table-cell>
          <table:table-cell office:value-type="float" office:value="1756.93143217942" calcext:value-type="float">
            <text:p>1756.9314321794</text:p>
          </table:table-cell>
          <table:table-cell office:value-type="float" office:value="1757.59476311469" calcext:value-type="float">
            <text:p>1757.5947631147</text:p>
          </table:table-cell>
          <table:table-cell office:value-type="float" office:value="1757.43556321673" calcext:value-type="float">
            <text:p>1757.4355632167</text:p>
          </table:table-cell>
          <table:table-cell office:value-type="float" office:value="1756.48952635952" calcext:value-type="float">
            <text:p>1756.4895263595</text:p>
          </table:table-cell>
          <table:table-cell office:value-type="float" office:value="1757.46190944787" calcext:value-type="float">
            <text:p>1757.4619094479</text:p>
          </table:table-cell>
          <table:table-cell office:value-type="float" office:value="1757.66058846281" calcext:value-type="float">
            <text:p>1757.6605884628</text:p>
          </table:table-cell>
          <table:table-cell office:value-type="float" office:value="1753.45473363745" calcext:value-type="float">
            <text:p>1753.4547336375</text:p>
          </table:table-cell>
          <table:table-cell office:value-type="float" office:value="1754.45893459325" calcext:value-type="float">
            <text:p>1754.4589345933</text:p>
          </table:table-cell>
          <table:table-cell office:value-type="float" office:value="1756.70133678206" calcext:value-type="float">
            <text:p>1756.7013367821</text:p>
          </table:table-cell>
          <table:table-cell office:value-type="float" office:value="1756.63496950534" calcext:value-type="float">
            <text:p>1756.6349695053</text:p>
          </table:table-cell>
          <table:table-cell office:value-type="float" office:value="1756.0807193195" calcext:value-type="float">
            <text:p>1756.0807193195</text:p>
          </table:table-cell>
          <table:table-cell office:value-type="float" office:value="1755.01305678039" calcext:value-type="float">
            <text:p>1755.0130567804</text:p>
          </table:table-cell>
          <table:table-cell office:value-type="float" office:value="1756.43587659849" calcext:value-type="float">
            <text:p>1756.4358765985</text:p>
          </table:table-cell>
          <table:table-cell office:value-type="float" office:value="1757.72327602076" calcext:value-type="float">
            <text:p>1757.7232760208</text:p>
          </table:table-cell>
          <table:table-cell office:value-type="float" office:value="1757.49899172625" calcext:value-type="float">
            <text:p>1757.4989917263</text:p>
          </table:table-cell>
          <table:table-cell table:number-columns-repeated="2"/>
        </table:table-row>
        <table:table-row table:style-name="ro1">
          <table:table-cell office:value-type="float" office:value="1753.42583280677" calcext:value-type="float">
            <text:p>1753.4258328068</text:p>
          </table:table-cell>
          <table:table-cell office:value-type="float" office:value="1751.47881573928" calcext:value-type="float">
            <text:p>1751.4788157393</text:p>
          </table:table-cell>
          <table:table-cell office:value-type="float" office:value="1754.92116168603" calcext:value-type="float">
            <text:p>1754.921161686</text:p>
          </table:table-cell>
          <table:table-cell office:value-type="float" office:value="1753.04758189741" calcext:value-type="float">
            <text:p>1753.0475818974</text:p>
          </table:table-cell>
          <table:table-cell office:value-type="float" office:value="1754.08432843845" calcext:value-type="float">
            <text:p>1754.0843284385</text:p>
          </table:table-cell>
          <table:table-cell office:value-type="float" office:value="1756.00482026025" calcext:value-type="float">
            <text:p>1756.0048202603</text:p>
          </table:table-cell>
          <table:table-cell office:value-type="float" office:value="1753.55325920792" calcext:value-type="float">
            <text:p>1753.5532592079</text:p>
          </table:table-cell>
          <table:table-cell office:value-type="float" office:value="1754.39103014279" calcext:value-type="float">
            <text:p>1754.3910301428</text:p>
          </table:table-cell>
          <table:table-cell office:value-type="float" office:value="1751.3123792347" calcext:value-type="float">
            <text:p>1751.3123792347</text:p>
          </table:table-cell>
          <table:table-cell office:value-type="float" office:value="1751.82357309078" calcext:value-type="float">
            <text:p>1751.8235730908</text:p>
          </table:table-cell>
          <table:table-cell office:value-type="float" office:value="1751.56993752555" calcext:value-type="float">
            <text:p>1751.5699375256</text:p>
          </table:table-cell>
          <table:table-cell office:value-type="float" office:value="1753.30126275914" calcext:value-type="float">
            <text:p>1753.3012627591</text:p>
          </table:table-cell>
          <table:table-cell office:value-type="float" office:value="1747.68253605824" calcext:value-type="float">
            <text:p>1747.6825360582</text:p>
          </table:table-cell>
          <table:table-cell office:value-type="float" office:value="1751.40514960357" calcext:value-type="float">
            <text:p>1751.4051496036</text:p>
          </table:table-cell>
          <table:table-cell office:value-type="float" office:value="1756.77364002779" calcext:value-type="float">
            <text:p>1756.7736400278</text:p>
          </table:table-cell>
          <table:table-cell office:value-type="float" office:value="1755.55278359485" calcext:value-type="float">
            <text:p>1755.5527835949</text:p>
          </table:table-cell>
          <table:table-cell office:value-type="float" office:value="1751.63421956105" calcext:value-type="float">
            <text:p>1751.6342195611</text:p>
          </table:table-cell>
          <table:table-cell office:value-type="float" office:value="1754.54486265556" calcext:value-type="float">
            <text:p>1754.5448626556</text:p>
          </table:table-cell>
          <table:table-cell office:value-type="float" office:value="1752.33978144639" calcext:value-type="float">
            <text:p>1752.3397814464</text:p>
          </table:table-cell>
          <table:table-cell office:value-type="float" office:value="1751.61665247177" calcext:value-type="float">
            <text:p>1751.6166524718</text:p>
          </table:table-cell>
          <table:table-cell table:number-columns-repeated="2"/>
        </table:table-row>
        <table:table-row table:style-name="ro1">
          <table:table-cell office:value-type="float" office:value="1753.33837585151" calcext:value-type="float">
            <text:p>1753.3383758515</text:p>
          </table:table-cell>
          <table:table-cell office:value-type="float" office:value="1742.42917174772" calcext:value-type="float">
            <text:p>1742.4291717477</text:p>
          </table:table-cell>
          <table:table-cell office:value-type="float" office:value="1754.90069698519" calcext:value-type="float">
            <text:p>1754.9006969852</text:p>
          </table:table-cell>
          <table:table-cell office:value-type="float" office:value="1744.7537811638" calcext:value-type="float">
            <text:p>1744.7537811638</text:p>
          </table:table-cell>
          <table:table-cell office:value-type="float" office:value="1755.95201823188" calcext:value-type="float">
            <text:p>1755.9520182319</text:p>
          </table:table-cell>
          <table:table-cell office:value-type="float" office:value="1755.55604153554" calcext:value-type="float">
            <text:p>1755.5560415355</text:p>
          </table:table-cell>
          <table:table-cell office:value-type="float" office:value="1748.99829997153" calcext:value-type="float">
            <text:p>1748.9982999715</text:p>
          </table:table-cell>
          <table:table-cell office:value-type="float" office:value="1750.0759114369" calcext:value-type="float">
            <text:p>1750.0759114369</text:p>
          </table:table-cell>
          <table:table-cell office:value-type="float" office:value="1742.92500047662" calcext:value-type="float">
            <text:p>1742.9250004766</text:p>
          </table:table-cell>
          <table:table-cell office:value-type="float" office:value="1747.44871570864" calcext:value-type="float">
            <text:p>1747.4487157086</text:p>
          </table:table-cell>
          <table:table-cell office:value-type="float" office:value="1748.00907404026" calcext:value-type="float">
            <text:p>1748.0090740403</text:p>
          </table:table-cell>
          <table:table-cell office:value-type="float" office:value="1749.98939939862" calcext:value-type="float">
            <text:p>1749.9893993986</text:p>
          </table:table-cell>
          <table:table-cell office:value-type="float" office:value="1739.3554146872" calcext:value-type="float">
            <text:p>1739.3554146872</text:p>
          </table:table-cell>
          <table:table-cell office:value-type="float" office:value="1743.68110989022" calcext:value-type="float">
            <text:p>1743.6811098902</text:p>
          </table:table-cell>
          <table:table-cell office:value-type="float" office:value="1751.81211486356" calcext:value-type="float">
            <text:p>1751.8121148636</text:p>
          </table:table-cell>
          <table:table-cell office:value-type="float" office:value="1747.57890522289" calcext:value-type="float">
            <text:p>1747.5789052229</text:p>
          </table:table-cell>
          <table:table-cell office:value-type="float" office:value="1751.69994344068" calcext:value-type="float">
            <text:p>1751.6999434407</text:p>
          </table:table-cell>
          <table:table-cell office:value-type="float" office:value="1748.04909652658" calcext:value-type="float">
            <text:p>1748.0490965266</text:p>
          </table:table-cell>
          <table:table-cell office:value-type="float" office:value="1753.53520239985" calcext:value-type="float">
            <text:p>1753.5352023999</text:p>
          </table:table-cell>
          <table:table-cell office:value-type="float" office:value="1742.81195843521" calcext:value-type="float">
            <text:p>1742.8119584352</text:p>
          </table:table-cell>
          <table:table-cell table:number-columns-repeated="2"/>
        </table:table-row>
        <table:table-row table:style-name="ro1">
          <table:table-cell office:value-type="float" office:value="1750.41200374864" calcext:value-type="float">
            <text:p>1750.4120037486</text:p>
          </table:table-cell>
          <table:table-cell office:value-type="float" office:value="1741.62273460379" calcext:value-type="float">
            <text:p>1741.6227346038</text:p>
          </table:table-cell>
          <table:table-cell office:value-type="float" office:value="1754.32838549793" calcext:value-type="float">
            <text:p>1754.3283854979</text:p>
          </table:table-cell>
          <table:table-cell office:value-type="float" office:value="1739.40460444366" calcext:value-type="float">
            <text:p>1739.4046044437</text:p>
          </table:table-cell>
          <table:table-cell office:value-type="float" office:value="1748.7232557597" calcext:value-type="float">
            <text:p>1748.7232557597</text:p>
          </table:table-cell>
          <table:table-cell office:value-type="float" office:value="1755.65555372836" calcext:value-type="float">
            <text:p>1755.6555537284</text:p>
          </table:table-cell>
          <table:table-cell office:value-type="float" office:value="1741.18777579412" calcext:value-type="float">
            <text:p>1741.1877757941</text:p>
          </table:table-cell>
          <table:table-cell office:value-type="float" office:value="1742.81629237165" calcext:value-type="float">
            <text:p>1742.8162923717</text:p>
          </table:table-cell>
          <table:table-cell office:value-type="float" office:value="1742.56535068569" calcext:value-type="float">
            <text:p>1742.5653506857</text:p>
          </table:table-cell>
          <table:table-cell office:value-type="float" office:value="1739.5150111966" calcext:value-type="float">
            <text:p>1739.5150111966</text:p>
          </table:table-cell>
          <table:table-cell office:value-type="float" office:value="1739.86790706754" calcext:value-type="float">
            <text:p>1739.8679070675</text:p>
          </table:table-cell>
          <table:table-cell office:value-type="float" office:value="1746.77422511109" calcext:value-type="float">
            <text:p>1746.7742251111</text:p>
          </table:table-cell>
          <table:table-cell office:value-type="float" office:value="1736.95285955861" calcext:value-type="float">
            <text:p>1736.9528595586</text:p>
          </table:table-cell>
          <table:table-cell office:value-type="float" office:value="1736.00092896775" calcext:value-type="float">
            <text:p>1736.0009289678</text:p>
          </table:table-cell>
          <table:table-cell office:value-type="float" office:value="1753.27045165198" calcext:value-type="float">
            <text:p>1753.270451652</text:p>
          </table:table-cell>
          <table:table-cell office:value-type="float" office:value="1747.57890522289" calcext:value-type="float">
            <text:p>1747.5789052229</text:p>
          </table:table-cell>
          <table:table-cell office:value-type="float" office:value="1751.69994344068" calcext:value-type="float">
            <text:p>1751.6999434407</text:p>
          </table:table-cell>
          <table:table-cell office:value-type="float" office:value="1739.8060578439" calcext:value-type="float">
            <text:p>1739.8060578439</text:p>
          </table:table-cell>
          <table:table-cell office:value-type="float" office:value="1746.39998161114" calcext:value-type="float">
            <text:p>1746.3999816111</text:p>
          </table:table-cell>
          <table:table-cell office:value-type="float" office:value="1738.93854513391" calcext:value-type="float">
            <text:p>1738.9385451339</text:p>
          </table:table-cell>
          <table:table-cell table:number-columns-repeated="2"/>
        </table:table-row>
        <table:table-row table:style-name="ro1">
          <table:table-cell office:value-type="float" office:value="1748.50500389256" calcext:value-type="float">
            <text:p>1748.5050038926</text:p>
          </table:table-cell>
          <table:table-cell office:value-type="float" office:value="1733.52750051478" calcext:value-type="float">
            <text:p>1733.5275005148</text:p>
          </table:table-cell>
          <table:table-cell office:value-type="float" office:value="1754.32838549793" calcext:value-type="float">
            <text:p>1754.3283854979</text:p>
          </table:table-cell>
          <table:table-cell office:value-type="float" office:value="1737.76559972249" calcext:value-type="float">
            <text:p>1737.7655997225</text:p>
          </table:table-cell>
          <table:table-cell office:value-type="float" office:value="1751.38538143505" calcext:value-type="float">
            <text:p>1751.3853814351</text:p>
          </table:table-cell>
          <table:table-cell office:value-type="float" office:value="1755.65555372836" calcext:value-type="float">
            <text:p>1755.6555537284</text:p>
          </table:table-cell>
          <table:table-cell office:value-type="float" office:value="1734.34899654392" calcext:value-type="float">
            <text:p>1734.3489965439</text:p>
          </table:table-cell>
          <table:table-cell office:value-type="float" office:value="1743.36394272405" calcext:value-type="float">
            <text:p>1743.3639427241</text:p>
          </table:table-cell>
          <table:table-cell office:value-type="float" office:value="1741.79771745554" calcext:value-type="float">
            <text:p>1741.7977174555</text:p>
          </table:table-cell>
          <table:table-cell office:value-type="float" office:value="1732.08096765944" calcext:value-type="float">
            <text:p>1732.0809676594</text:p>
          </table:table-cell>
          <table:table-cell office:value-type="float" office:value="1735.24557247595" calcext:value-type="float">
            <text:p>1735.245572476</text:p>
          </table:table-cell>
          <table:table-cell office:value-type="float" office:value="1740.57800810969" calcext:value-type="float">
            <text:p>1740.5780081097</text:p>
          </table:table-cell>
          <table:table-cell office:value-type="float" office:value="1734.9571814708" calcext:value-type="float">
            <text:p>1734.9571814708</text:p>
          </table:table-cell>
          <table:table-cell office:value-type="float" office:value="1736.74822288885" calcext:value-type="float">
            <text:p>1736.7482228889</text:p>
          </table:table-cell>
          <table:table-cell office:value-type="float" office:value="1751.3693133647" calcext:value-type="float">
            <text:p>1751.3693133647</text:p>
          </table:table-cell>
          <table:table-cell office:value-type="float" office:value="1747.57890522289" calcext:value-type="float">
            <text:p>1747.5789052229</text:p>
          </table:table-cell>
          <table:table-cell office:value-type="float" office:value="1746.46508028417" calcext:value-type="float">
            <text:p>1746.4650802842</text:p>
          </table:table-cell>
          <table:table-cell office:value-type="float" office:value="1739.40836405657" calcext:value-type="float">
            <text:p>1739.4083640566</text:p>
          </table:table-cell>
          <table:table-cell office:value-type="float" office:value="1746.42271784516" calcext:value-type="float">
            <text:p>1746.4227178452</text:p>
          </table:table-cell>
          <table:table-cell office:value-type="float" office:value="1732.83740326487" calcext:value-type="float">
            <text:p>1732.8374032649</text:p>
          </table:table-cell>
          <table:table-cell table:number-columns-repeated="2"/>
        </table:table-row>
        <table:table-row table:style-name="ro1">
          <table:table-cell office:value-type="float" office:value="1744.90122023439" calcext:value-type="float">
            <text:p>1744.9012202344</text:p>
          </table:table-cell>
          <table:table-cell office:value-type="float" office:value="1726.95764448916" calcext:value-type="float">
            <text:p>1726.9576444892</text:p>
          </table:table-cell>
          <table:table-cell office:value-type="float" office:value="1746.57580875467" calcext:value-type="float">
            <text:p>1746.5758087547</text:p>
          </table:table-cell>
          <table:table-cell office:value-type="float" office:value="1730.74328535659" calcext:value-type="float">
            <text:p>1730.7432853566</text:p>
          </table:table-cell>
          <table:table-cell office:value-type="float" office:value="1746.36520775812" calcext:value-type="float">
            <text:p>1746.3652077581</text:p>
          </table:table-cell>
          <table:table-cell office:value-type="float" office:value="1755.65555372836" calcext:value-type="float">
            <text:p>1755.6555537284</text:p>
          </table:table-cell>
          <table:table-cell office:value-type="float" office:value="1732.59444634248" calcext:value-type="float">
            <text:p>1732.5944463425</text:p>
          </table:table-cell>
          <table:table-cell office:value-type="float" office:value="1742.10152700287" calcext:value-type="float">
            <text:p>1742.1015270029</text:p>
          </table:table-cell>
          <table:table-cell office:value-type="float" office:value="1740.27318226148" calcext:value-type="float">
            <text:p>1740.2731822615</text:p>
          </table:table-cell>
          <table:table-cell office:value-type="float" office:value="1734.84648729742" calcext:value-type="float">
            <text:p>1734.8464872974</text:p>
          </table:table-cell>
          <table:table-cell office:value-type="float" office:value="1727.86450512792" calcext:value-type="float">
            <text:p>1727.8645051279</text:p>
          </table:table-cell>
          <table:table-cell office:value-type="float" office:value="1739.75618105809" calcext:value-type="float">
            <text:p>1739.7561810581</text:p>
          </table:table-cell>
          <table:table-cell office:value-type="float" office:value="1740.18525470546" calcext:value-type="float">
            <text:p>1740.1852547055</text:p>
          </table:table-cell>
          <table:table-cell office:value-type="float" office:value="1729.07746337219" calcext:value-type="float">
            <text:p>1729.0774633722</text:p>
          </table:table-cell>
          <table:table-cell office:value-type="float" office:value="1750.17656893149" calcext:value-type="float">
            <text:p>1750.1765689315</text:p>
          </table:table-cell>
          <table:table-cell office:value-type="float" office:value="1740.86837223397" calcext:value-type="float">
            <text:p>1740.868372234</text:p>
          </table:table-cell>
          <table:table-cell office:value-type="float" office:value="1745.80342239412" calcext:value-type="float">
            <text:p>1745.8034223941</text:p>
          </table:table-cell>
          <table:table-cell office:value-type="float" office:value="1736.46252336853" calcext:value-type="float">
            <text:p>1736.4625233685</text:p>
          </table:table-cell>
          <table:table-cell office:value-type="float" office:value="1746.22566806686" calcext:value-type="float">
            <text:p>1746.2256680669</text:p>
          </table:table-cell>
          <table:table-cell office:value-type="float" office:value="1732.83740326487" calcext:value-type="float">
            <text:p>1732.8374032649</text:p>
          </table:table-cell>
          <table:table-cell table:number-columns-repeated="2"/>
        </table:table-row>
        <table:table-row table:style-name="ro1">
          <table:table-cell office:value-type="float" office:value="1743.55456595591" calcext:value-type="float">
            <text:p>1743.5545659559</text:p>
          </table:table-cell>
          <table:table-cell office:value-type="float" office:value="1726.95764448916" calcext:value-type="float">
            <text:p>1726.9576444892</text:p>
          </table:table-cell>
          <table:table-cell office:value-type="float" office:value="1746.17003690483" calcext:value-type="float">
            <text:p>1746.1700369048</text:p>
          </table:table-cell>
          <table:table-cell office:value-type="float" office:value="1732.56982325349" calcext:value-type="float">
            <text:p>1732.5698232535</text:p>
          </table:table-cell>
          <table:table-cell office:value-type="float" office:value="1746.36476757513" calcext:value-type="float">
            <text:p>1746.3647675751</text:p>
          </table:table-cell>
          <table:table-cell office:value-type="float" office:value="1750.63571877118" calcext:value-type="float">
            <text:p>1750.6357187712</text:p>
          </table:table-cell>
          <table:table-cell office:value-type="float" office:value="1729.50072609768" calcext:value-type="float">
            <text:p>1729.5007260977</text:p>
          </table:table-cell>
          <table:table-cell office:value-type="float" office:value="1741.60170227812" calcext:value-type="float">
            <text:p>1741.6017022781</text:p>
          </table:table-cell>
          <table:table-cell office:value-type="float" office:value="1733.2198683812" calcext:value-type="float">
            <text:p>1733.2198683812</text:p>
          </table:table-cell>
          <table:table-cell office:value-type="float" office:value="1737.12554222812" calcext:value-type="float">
            <text:p>1737.1255422281</text:p>
          </table:table-cell>
          <table:table-cell office:value-type="float" office:value="1727.86450512792" calcext:value-type="float">
            <text:p>1727.8645051279</text:p>
          </table:table-cell>
          <table:table-cell office:value-type="float" office:value="1731.77166776682" calcext:value-type="float">
            <text:p>1731.7716677668</text:p>
          </table:table-cell>
          <table:table-cell office:value-type="float" office:value="1740.79949377032" calcext:value-type="float">
            <text:p>1740.7994937703</text:p>
          </table:table-cell>
          <table:table-cell office:value-type="float" office:value="1729.07746337219" calcext:value-type="float">
            <text:p>1729.0774633722</text:p>
          </table:table-cell>
          <table:table-cell office:value-type="float" office:value="1745.52693483029" calcext:value-type="float">
            <text:p>1745.5269348303</text:p>
          </table:table-cell>
          <table:table-cell office:value-type="float" office:value="1740.86837223397" calcext:value-type="float">
            <text:p>1740.868372234</text:p>
          </table:table-cell>
          <table:table-cell office:value-type="float" office:value="1740.46936141678" calcext:value-type="float">
            <text:p>1740.4693614168</text:p>
          </table:table-cell>
          <table:table-cell office:value-type="float" office:value="1732.47908384595" calcext:value-type="float">
            <text:p>1732.479083846</text:p>
          </table:table-cell>
          <table:table-cell office:value-type="float" office:value="1742.85960612369" calcext:value-type="float">
            <text:p>1742.8596061237</text:p>
          </table:table-cell>
          <table:table-cell office:value-type="float" office:value="1736.24251248981" calcext:value-type="float">
            <text:p>1736.2425124898</text:p>
          </table:table-cell>
          <table:table-cell table:number-columns-repeated="2"/>
        </table:table-row>
        <table:table-row table:style-name="ro1">
          <table:table-cell office:value-type="float" office:value="1738.33505499961" calcext:value-type="float">
            <text:p>1738.3350549996</text:p>
          </table:table-cell>
          <table:table-cell office:value-type="float" office:value="1726.24016332886" calcext:value-type="float">
            <text:p>1726.2401633289</text:p>
          </table:table-cell>
          <table:table-cell office:value-type="float" office:value="1740.59817546239" calcext:value-type="float">
            <text:p>1740.5981754624</text:p>
          </table:table-cell>
          <table:table-cell office:value-type="float" office:value="1731.42005486038" calcext:value-type="float">
            <text:p>1731.4200548604</text:p>
          </table:table-cell>
          <table:table-cell office:value-type="float" office:value="1739.55988952902" calcext:value-type="float">
            <text:p>1739.559889529</text:p>
          </table:table-cell>
          <table:table-cell office:value-type="float" office:value="1749.61866440366" calcext:value-type="float">
            <text:p>1749.6186644037</text:p>
          </table:table-cell>
          <table:table-cell office:value-type="float" office:value="0" calcext:value-type="float">
            <text:p>0</text:p>
          </table:table-cell>
          <table:table-cell office:value-type="float" office:value="1737.63851889304" calcext:value-type="float">
            <text:p>1737.638518893</text:p>
          </table:table-cell>
          <table:table-cell office:value-type="float" office:value="1731.11857496363" calcext:value-type="float">
            <text:p>1731.1185749636</text:p>
          </table:table-cell>
          <table:table-cell office:value-type="float" office:value="1737.13395382119" calcext:value-type="float">
            <text:p>1737.1339538212</text:p>
          </table:table-cell>
          <table:table-cell office:value-type="float" office:value="0" calcext:value-type="float">
            <text:p>0</text:p>
          </table:table-cell>
          <table:table-cell office:value-type="float" office:value="1732.18659159387" calcext:value-type="float">
            <text:p>1732.1865915939</text:p>
          </table:table-cell>
          <table:table-cell office:value-type="float" office:value="1732.92692186922" calcext:value-type="float">
            <text:p>1732.9269218692</text:p>
          </table:table-cell>
          <table:table-cell office:value-type="float" office:value="1729.08340030598" calcext:value-type="float">
            <text:p>1729.083400306</text:p>
          </table:table-cell>
          <table:table-cell office:value-type="float" office:value="1736.60381529277" calcext:value-type="float">
            <text:p>1736.6038152928</text:p>
          </table:table-cell>
          <table:table-cell office:value-type="float" office:value="1740.86837223397" calcext:value-type="float">
            <text:p>1740.868372234</text:p>
          </table:table-cell>
          <table:table-cell office:value-type="float" office:value="1733.72354269643" calcext:value-type="float">
            <text:p>1733.7235426964</text:p>
          </table:table-cell>
          <table:table-cell office:value-type="float" office:value="1732.59304986119" calcext:value-type="float">
            <text:p>1732.5930498612</text:p>
          </table:table-cell>
          <table:table-cell office:value-type="float" office:value="1738.55569940321" calcext:value-type="float">
            <text:p>1738.5556994032</text:p>
          </table:table-cell>
          <table:table-cell office:value-type="float" office:value="1734.18117152989" calcext:value-type="float">
            <text:p>1734.1811715299</text:p>
          </table:table-cell>
          <table:table-cell table:number-columns-repeated="2"/>
        </table:table-row>
        <table:table-row table:style-name="ro1">
          <table:table-cell office:value-type="float" office:value="1731.63784133777" calcext:value-type="float">
            <text:p>1731.6378413378</text:p>
          </table:table-cell>
          <table:table-cell office:value-type="float" office:value="1725.9324128493" calcext:value-type="float">
            <text:p>1725.9324128493</text:p>
          </table:table-cell>
          <table:table-cell office:value-type="float" office:value="1733.35557593052" calcext:value-type="float">
            <text:p>1733.3555759305</text:p>
          </table:table-cell>
          <table:table-cell office:value-type="float" office:value="1731.04736288136" calcext:value-type="float">
            <text:p>1731.0473628814</text:p>
          </table:table-cell>
          <table:table-cell office:value-type="float" office:value="1739.55988952902" calcext:value-type="float">
            <text:p>1739.559889529</text:p>
          </table:table-cell>
          <table:table-cell office:value-type="float" office:value="1743.44340464513" calcext:value-type="float">
            <text:p>1743.4434046451</text:p>
          </table:table-cell>
          <table:table-cell office:value-type="float" office:value="0" calcext:value-type="float">
            <text:p>0</text:p>
          </table:table-cell>
          <table:table-cell office:value-type="float" office:value="1736.68976176389" calcext:value-type="float">
            <text:p>1736.6897617639</text:p>
          </table:table-cell>
          <table:table-cell office:value-type="float" office:value="1730.72150047818" calcext:value-type="float">
            <text:p>1730.7215004782</text:p>
          </table:table-cell>
          <table:table-cell office:value-type="float" office:value="1736.47686854969" calcext:value-type="float">
            <text:p>1736.4768685497</text:p>
          </table:table-cell>
          <table:table-cell office:value-type="float" office:value="0" calcext:value-type="float">
            <text:p>0</text:p>
          </table:table-cell>
          <table:table-cell office:value-type="float" office:value="1727.9743833591" calcext:value-type="float">
            <text:p>1727.9743833591</text:p>
          </table:table-cell>
          <table:table-cell office:value-type="float" office:value="1734.28691495569" calcext:value-type="float">
            <text:p>1734.2869149557</text:p>
          </table:table-cell>
          <table:table-cell office:value-type="float" office:value="1730.19915033131" calcext:value-type="float">
            <text:p>1730.1991503313</text:p>
          </table:table-cell>
          <table:table-cell office:value-type="float" office:value="1736.75772831097" calcext:value-type="float">
            <text:p>1736.757728311</text:p>
          </table:table-cell>
          <table:table-cell office:value-type="float" office:value="1740.86837223397" calcext:value-type="float">
            <text:p>1740.868372234</text:p>
          </table:table-cell>
          <table:table-cell office:value-type="float" office:value="1733.72354269643" calcext:value-type="float">
            <text:p>1733.7235426964</text:p>
          </table:table-cell>
          <table:table-cell office:value-type="float" office:value="1732.29746738852" calcext:value-type="float">
            <text:p>1732.2974673885</text:p>
          </table:table-cell>
          <table:table-cell office:value-type="float" office:value="1738.47285690857" calcext:value-type="float">
            <text:p>1738.4728569086</text:p>
          </table:table-cell>
          <table:table-cell office:value-type="float" office:value="1733.59383001709" calcext:value-type="float">
            <text:p>1733.5938300171</text:p>
          </table:table-cell>
          <table:table-cell table:number-columns-repeated="2"/>
        </table:table-row>
        <table:table-row table:style-name="ro1">
          <table:table-cell office:value-type="float" office:value="1731.30898582437" calcext:value-type="float">
            <text:p>1731.3089858244</text:p>
          </table:table-cell>
          <table:table-cell office:value-type="float" office:value="1725.80022321773" calcext:value-type="float">
            <text:p>1725.8002232177</text:p>
          </table:table-cell>
          <table:table-cell office:value-type="float" office:value="1733.24454709184" calcext:value-type="float">
            <text:p>1733.2445470918</text:p>
          </table:table-cell>
          <table:table-cell office:value-type="float" office:value="1731.60561716865" calcext:value-type="float">
            <text:p>1731.6056171687</text:p>
          </table:table-cell>
          <table:table-cell office:value-type="float" office:value="1739.55988952902" calcext:value-type="float">
            <text:p>1739.559889529</text:p>
          </table:table-cell>
          <table:table-cell office:value-type="float" office:value="1743.31647837092" calcext:value-type="float">
            <text:p>1743.3164783709</text:p>
          </table:table-cell>
          <table:table-cell office:value-type="float" office:value="0" calcext:value-type="float">
            <text:p>0</text:p>
          </table:table-cell>
          <table:table-cell office:value-type="float" office:value="1729.81089372161" calcext:value-type="float">
            <text:p>1729.8108937216</text:p>
          </table:table-cell>
          <table:table-cell office:value-type="float" office:value="1733.5563791338" calcext:value-type="float">
            <text:p>1733.5563791338</text:p>
          </table:table-cell>
          <table:table-cell office:value-type="float" office:value="1735.71668573789" calcext:value-type="float">
            <text:p>1735.7166857379</text:p>
          </table:table-cell>
          <table:table-cell office:value-type="float" office:value="0" calcext:value-type="float">
            <text:p>0</text:p>
          </table:table-cell>
          <table:table-cell office:value-type="float" office:value="1721.44795135159" calcext:value-type="float">
            <text:p>1721.4479513516</text:p>
          </table:table-cell>
          <table:table-cell office:value-type="float" office:value="1737.34308675635" calcext:value-type="float">
            <text:p>1737.3430867564</text:p>
          </table:table-cell>
          <table:table-cell office:value-type="float" office:value="1730.60888985674" calcext:value-type="float">
            <text:p>1730.6088898567</text:p>
          </table:table-cell>
          <table:table-cell office:value-type="float" office:value="1736.92915259139" calcext:value-type="float">
            <text:p>1736.9291525914</text:p>
          </table:table-cell>
          <table:table-cell office:value-type="float" office:value="1740.8594347809" calcext:value-type="float">
            <text:p>1740.8594347809</text:p>
          </table:table-cell>
          <table:table-cell office:value-type="float" office:value="1730.34519737596" calcext:value-type="float">
            <text:p>1730.345197376</text:p>
          </table:table-cell>
          <table:table-cell office:value-type="float" office:value="1727.26433339623" calcext:value-type="float">
            <text:p>1727.2643333962</text:p>
          </table:table-cell>
          <table:table-cell office:value-type="float" office:value="1738.63583078652" calcext:value-type="float">
            <text:p>1738.6358307865</text:p>
          </table:table-cell>
          <table:table-cell office:value-type="float" office:value="1731.32284257499" calcext:value-type="float">
            <text:p>1731.322842575</text:p>
          </table:table-cell>
          <table:table-cell table:number-columns-repeated="2"/>
        </table:table-row>
        <table:table-row table:style-name="ro1">
          <table:table-cell office:value-type="float" office:value="1730.28525007029" calcext:value-type="float">
            <text:p>1730.2852500703</text:p>
          </table:table-cell>
          <table:table-cell office:value-type="float" office:value="1726.10735959565" calcext:value-type="float">
            <text:p>1726.1073595957</text:p>
          </table:table-cell>
          <table:table-cell office:value-type="float" office:value="1733.87512977599" calcext:value-type="float">
            <text:p>1733.875129776</text:p>
          </table:table-cell>
          <table:table-cell office:value-type="float" office:value="1731.60561716865" calcext:value-type="float">
            <text:p>1731.6056171687</text:p>
          </table:table-cell>
          <table:table-cell office:value-type="float" office:value="1738.87677907935" calcext:value-type="float">
            <text:p>1738.8767790794</text:p>
          </table:table-cell>
          <table:table-cell office:value-type="float" office:value="1734.75363385404" calcext:value-type="float">
            <text:p>1734.753633854</text:p>
          </table:table-cell>
          <table:table-cell office:value-type="float" office:value="0" calcext:value-type="float">
            <text:p>0</text:p>
          </table:table-cell>
          <table:table-cell office:value-type="float" office:value="1731.93480747833" calcext:value-type="float">
            <text:p>1731.9348074783</text:p>
          </table:table-cell>
          <table:table-cell office:value-type="float" office:value="1737.63729524431" calcext:value-type="float">
            <text:p>1737.6372952443</text:p>
          </table:table-cell>
          <table:table-cell office:value-type="float" office:value="1735.71668573789" calcext:value-type="float">
            <text:p>1735.7166857379</text:p>
          </table:table-cell>
          <table:table-cell office:value-type="float" office:value="0" calcext:value-type="float">
            <text:p>0</text:p>
          </table:table-cell>
          <table:table-cell office:value-type="float" office:value="1720.79302629888" calcext:value-type="float">
            <text:p>1720.7930262989</text:p>
          </table:table-cell>
          <table:table-cell office:value-type="float" office:value="1737.37981480725" calcext:value-type="float">
            <text:p>1737.3798148073</text:p>
          </table:table-cell>
          <table:table-cell office:value-type="float" office:value="1730.02933256486" calcext:value-type="float">
            <text:p>1730.0293325649</text:p>
          </table:table-cell>
          <table:table-cell office:value-type="float" office:value="1739.92875014279" calcext:value-type="float">
            <text:p>1739.9287501428</text:p>
          </table:table-cell>
          <table:table-cell office:value-type="float" office:value="1739.75177095731" calcext:value-type="float">
            <text:p>1739.7517709573</text:p>
          </table:table-cell>
          <table:table-cell office:value-type="float" office:value="1722.1602869393" calcext:value-type="float">
            <text:p>1722.1602869393</text:p>
          </table:table-cell>
          <table:table-cell office:value-type="float" office:value="1718.79343734948" calcext:value-type="float">
            <text:p>1718.7934373495</text:p>
          </table:table-cell>
          <table:table-cell office:value-type="float" office:value="1738.57589010395" calcext:value-type="float">
            <text:p>1738.575890104</text:p>
          </table:table-cell>
          <table:table-cell office:value-type="float" office:value="1727.83835343355" calcext:value-type="float">
            <text:p>1727.83835343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33.31679150594" calcext:value-type="float">
            <text:p>1733.3167915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.57828881282" calcext:value-type="float">
            <text:p>1727.5782888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8.04755396601" calcext:value-type="float">
            <text:p>1738.047553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.353431455" calcext:value-type="float">
            <text:p>1734.353431455</text:p>
          </table:table-cell>
          <table:table-cell office:value-type="float" office:value="0" calcext:value-type="float">
            <text:p>0</text:p>
          </table:table-cell>
          <table:table-cell office:value-type="float" office:value="1739.92875014279" calcext:value-type="float">
            <text:p>1739.9287501428</text:p>
          </table:table-cell>
          <table:table-cell office:value-type="float" office:value="0" calcext:value-type="float">
            <text:p>0</text:p>
          </table:table-cell>
          <table:table-cell office:value-type="float" office:value="1722.1602869393" calcext:value-type="float">
            <text:p>1722.16028693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32.54166898538" calcext:value-type="float">
            <text:p>1732.5416689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.49531684313" calcext:value-type="float">
            <text:p>1727.4953168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7.57714808307" calcext:value-type="float">
            <text:p>1737.5771480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.353431455" calcext:value-type="float">
            <text:p>1734.353431455</text:p>
          </table:table-cell>
          <table:table-cell office:value-type="float" office:value="0" calcext:value-type="float">
            <text:p>0</text:p>
          </table:table-cell>
          <table:table-cell office:value-type="float" office:value="1740.00169440792" calcext:value-type="float">
            <text:p>1740.0016944079</text:p>
          </table:table-cell>
          <table:table-cell office:value-type="float" office:value="0" calcext:value-type="float">
            <text:p>0</text:p>
          </table:table-cell>
          <table:table-cell office:value-type="float" office:value="1722.26489604807" calcext:value-type="float">
            <text:p>1722.26489604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32.54166898538" calcext:value-type="float">
            <text:p>1732.5416689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.87439384431" calcext:value-type="float">
            <text:p>1727.8743938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.29840831051" calcext:value-type="float">
            <text:p>1735.2984083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.72442887182" calcext:value-type="float">
            <text:p>1734.7244288718</text:p>
          </table:table-cell>
          <table:table-cell office:value-type="float" office:value="0" calcext:value-type="float">
            <text:p>0</text:p>
          </table:table-cell>
          <table:table-cell office:value-type="float" office:value="1739.10868973926" calcext:value-type="float">
            <text:p>1739.1086897393</text:p>
          </table:table-cell>
          <table:table-cell office:value-type="float" office:value="0" calcext:value-type="float">
            <text:p>0</text:p>
          </table:table-cell>
          <table:table-cell office:value-type="float" office:value="1722.3128286665" calcext:value-type="float">
            <text:p>1722.31282866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24.97378201941" calcext:value-type="float">
            <text:p>1724.9737820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.74832286218" calcext:value-type="float">
            <text:p>1727.7483228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.73079761362" calcext:value-type="float">
            <text:p>1735.7307976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.00475227432" calcext:value-type="float">
            <text:p>1735.0047522743</text:p>
          </table:table-cell>
          <table:table-cell office:value-type="float" office:value="0" calcext:value-type="float">
            <text:p>0</text:p>
          </table:table-cell>
          <table:table-cell office:value-type="float" office:value="1740.44125752852" calcext:value-type="float">
            <text:p>1740.4412575285</text:p>
          </table:table-cell>
          <table:table-cell office:value-type="float" office:value="0" calcext:value-type="float">
            <text:p>0</text:p>
          </table:table-cell>
          <table:table-cell office:value-type="float" office:value="1722.13657219916" calcext:value-type="float">
            <text:p>1722.13657219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/>
          <table:table-cell table:formula="of:=AVERAGE([.A12];[.B12];[.C16];[.D12];[.E12];[.F16];[.G8];[.H12];[.I12];[.J16];[.K8];[.L12];[.M16];[.N12];[.O16];[.P12];[.Q16];[.R12];[.S12];[.T12])" office:value-type="float" office:value="1730.78148175337" calcext:value-type="float">
            <text:p>1730.7814817534</text:p>
          </table:table-cell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0:56:04.990548406</meta:creation-date>
    <dc:date>2016-11-17T11:16:05.925743548</dc:date>
    <meta:editing-duration>PT4M50S</meta:editing-duration>
    <meta:editing-cycles>1</meta:editing-cycles>
    <meta:document-statistic meta:table-count="4" meta:cell-count="2803" meta:object-count="0"/>
    <meta:generator>LibreOffice/4.2.8.2$Linux_X86_64 LibreOffice_project/420m0$Build-2</meta:generator>
  </office:meta>
</office:document-meta>
</file>